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/>
    </style:style>
    <style:style style:name="P11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ext_20_body">
      <style:text-properties style:font-name="Arimo" style:font-name-asian="Arimo"/>
    </style:style>
    <style:style style:name="P14" style:family="paragraph" style:parent-style-name="Text_20_body">
      <style:text-properties style:font-name="ＭＳ Ｐゴシック" style:font-name-asian="ＭＳ Ｐゴシック"/>
    </style:style>
    <style:style style:name="P15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6" style:family="paragraph" style:parent-style-name="Text_20_body"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7" style:family="paragraph" style:parent-style-name="Standard" style:list-style-name="L177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 style:list-style-name="L177">
      <style:text-properties style:font-name="Arial" fo:font-size="13pt" style:font-name-asian="Arimo" style:font-size-asian="13pt" style:font-size-complex="13pt"/>
    </style:style>
    <style:style style:name="P19" style:family="paragraph" style:parent-style-name="Text_20_body">
      <style:text-properties style:font-name="ＭＳ Ｐゴシック" style:font-name-asian="ＭＳ Ｐゴシック"/>
    </style:style>
    <style:style style:name="P20" style:family="paragraph" style:parent-style-name="Text_20_body" style:list-style-name="L176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5" style:family="paragraph" style:parent-style-name="Table_20_Contents">
      <style:text-properties style:font-name="ＭＳ Ｐゴシック" style:font-name-asian="ＭＳ Ｐゴシック"/>
    </style:style>
    <style:style style:name="P26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12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13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14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15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216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217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font-name="Arial1" fo:font-size="13pt" fo:background-color="transparent" style:font-name-asian="Arial1" style:font-size-asian="11pt" style:font-style-asian="normal" style:font-weight-asian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01122_161311</text:p>
      <text:p text:style-name="P14">myself / towa diary / XXX</text:p>
      <text:p text:style-name="P3"><text:span text:style-name="T3">作業日：11</text:span><text:span text:style-name="T5">/21</text:span><text:span text:style-name="T4"> sa</text:span>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float" office:value="1">
            <text:p text:style-name="P10">1</text:p>
          </table:table-cell>
          <table:table-cell table:style-name="表32.B1" office:value-type="string">
            <text:p text:style-name="P10">現場</text:p>
          </table:table-cell>
          <table:table-cell table:style-name="表32.C1" office:value-type="string">
            <text:p text:style-name="P11">ガーラ横浜大口Ⅱ</text:p>
          </table:table-cell>
        </table:table-row>
        <table:table-row>
          <table:table-cell table:style-name="表32.A2" office:value-type="float" office:value="2">
            <text:p text:style-name="P10">2</text:p>
          </table:table-cell>
          <table:table-cell table:style-name="表32.B2" office:value-type="string">
            <text:p text:style-name="P10">天気</text:p>
          </table:table-cell>
          <table:table-cell table:style-name="表32.C2" office:value-type="string">
            <text:p text:style-name="P11">晴れ。</text:p>
          </table:table-cell>
        </table:table-row>
        <table:table-row>
          <table:table-cell table:style-name="表32.A2" office:value-type="float" office:value="3">
            <text:p text:style-name="P10">3</text:p>
          </table:table-cell>
          <table:table-cell table:style-name="表32.B2" office:value-type="string">
            <text:p text:style-name="P10">最寄り</text:p>
          </table:table-cell>
          <table:table-cell table:style-name="表32.C2" office:value-type="string">
            <text:p text:style-name="P11">大口</text:p>
          </table:table-cell>
        </table:table-row>
        <table:table-row>
          <table:table-cell table:style-name="表32.B2" office:value-type="string">
            <text:p text:style-name="P10">3-2</text:p>
            <text:p text:style-name="P10"/>
          </table:table-cell>
          <table:table-cell table:style-name="表32.B2" office:value-type="string">
            <text:p text:style-name="P11">開始／終了時刻</text:p>
          </table:table-cell>
          <table:table-cell table:style-name="表32.C2" office:value-type="string">
            <text:list xml:id="list6393966017445545244" text:style-name="L1">
              <text:list-item>
                <text:p text:style-name="P27">開始　：９時過ぎ。１５分ぐらいか</text:p>
              </text:list-item>
              <text:list-item>
                <text:p text:style-name="P27">詰所到着　：　１６：３０ぐらいか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10">4</text:p>
          </table:table-cell>
          <table:table-cell table:style-name="表32.B2" office:value-type="string">
            <text:p text:style-name="P10">他職：ポンプ</text:p>
          </table:table-cell>
          <table:table-cell table:style-name="表32.C2" office:value-type="string">
            <text:list xml:id="list150250767075558860" text:style-name="L2">
              <text:list-item>
                <text:p text:style-name="P28">「山雅」工業、か。「雅」が入っている。</text:p>
              </text:list-item>
              <text:list-item>
                <text:p text:style-name="P28">３名。親方さんらしき人、１７０尺。日に焼けている。</text:p>
              </text:list-item>
              <text:list-item>
                <text:p text:style-name="P28">もう一人、背は１７５ぐらい。痩せている。</text:p>
              </text:list-item>
              <text:list-item>
                <text:p text:style-name="P28">３人目、「ドーク」だったか、カタカナ。モンゴルか？腹が出ている。</text:p>
              </text:list-item>
              <text:list-item>
                <text:p text:style-name="P28">親方らしき人。ずっと、怒鳴り続けている。１ミリでも、自分の予想と違っていると、怒鳴る。それが、言動の基本のよう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10">5</text:p>
          </table:table-cell>
          <table:table-cell table:style-name="表32.B2" office:value-type="string">
            <text:p text:style-name="P10">他職：土工さん</text:p>
          </table:table-cell>
          <table:table-cell table:style-name="表32.C2" office:value-type="string">
            <text:list xml:id="list3175867022469841917" text:style-name="L3">
              <text:list-item>
                <text:p text:style-name="P29"/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10">6</text:p>
          </table:table-cell>
          <table:table-cell table:style-name="表32.B2" office:value-type="string">
            <text:p text:style-name="P10">他職：電気屋さんの相番の人</text:p>
          </table:table-cell>
          <table:table-cell table:style-name="表32.C2" office:value-type="string">
            <text:list xml:id="list9207720610480457897" text:style-name="L4">
              <text:list-item>
                <text:p text:style-name="P30">若い人。３０半ばか。ひょろっとした体型。電気の、本職の人か。最後、電話に出る。バイブは、１本に減らしてある。そのあと、次の現場があるので、あとをお願いできるか、と告げる。</text:p>
              </text:list-item>
            </text:list>
          </table:table-cell>
        </table:table-row>
        <table:table-row>
          <table:table-cell table:style-name="表32.B2" office:value-type="string">
            <text:p text:style-name="P10">6--2</text:p>
          </table:table-cell>
          <table:table-cell table:style-name="表32.B2" office:value-type="string">
            <text:p text:style-name="P10">他職：<text:span text:style-name="T2">警備</text:span></text:p>
          </table:table-cell>
          <table:table-cell table:style-name="表32.C2" office:value-type="string">
            <text:list xml:id="list1486530626109041500" text:style-name="L5">
              <text:list-item>
                <text:p text:style-name="P31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土間屋さん</text:span></text:p>
          </table:table-cell>
          <table:table-cell table:style-name="表32.C2" office:value-type="string">
            <text:list xml:id="list6520927392894642508" text:style-name="L6">
              <text:list-item>
                <text:p text:style-name="P32"/>
              </text:list-item>
            </text:list>
          </table:table-cell>
        </table:table-row>
        <table:table-row>
          <table:table-cell table:style-name="表32.B2" office:value-type="string">
            <text:p text:style-name="P10"/>
          </table:table-cell>
          <table:table-cell table:style-name="表32.B2" office:value-type="string">
            <text:p text:style-name="P10">他職：<text:span text:style-name="T2">大工さん</text:span></text:p>
          </table:table-cell>
          <table:table-cell table:style-name="表32.C2" office:value-type="string">
            <text:list xml:id="list2753228548031944012" text:style-name="L7">
              <text:list-item>
                <text:p text:style-name="P33">複数人。一人、年配の人。１６５ぐらい。ぶつぶつと、独り言を時々、発する。終盤、ポンプ屋の親方の怒鳴り。に対して、「家では、静かにしてる、ガミガミ言われてる、だから、ここでは（ああやって）怒鳴るんだ」。</text:p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10">7</text:p>
          </table:table-cell>
          <table:table-cell table:style-name="表32.B2" office:value-type="string">
            <text:p text:style-name="P10">監督さん</text:p>
          </table:table-cell>
          <table:table-cell table:style-name="表32.C2" office:value-type="string">
            <text:list xml:id="list3627638174861684645" text:style-name="L8">
              <text:list-item>
                <text:p text:style-name="P34"/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10">8</text:p>
          </table:table-cell>
          <table:table-cell table:style-name="表32.B2" office:value-type="string">
            <text:p text:style-name="P10">発注者の方</text:p>
          </table:table-cell>
          <table:table-cell table:style-name="表32.C2" office:value-type="string">
            <text:list xml:id="list3244216144773685613" text:style-name="L9">
              <text:list-item>
                <text:p text:style-name="P35">指示書の連絡先、朝、出ない。現場に、２人か、橘の人たちが来ている。挨拶する。終わりは、下に降りたら、橘のしきりに、１人、いる。声をかけて、サインをもらう。出がけ、もう一人、橘の人が入ってくる。先に部屋からださせてもらう。振り返って、再度、挨拶の声をかける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東和か<text:soft-page-break/>らの同僚</text:p>
          </table:table-cell>
          <table:table-cell table:style-name="表32.C2" office:value-type="string">
            <text:list xml:id="list9204280988618297439" text:style-name="L10">
              <text:list-item>
                <text:p text:style-name="P36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10">9</text:p>
          </table:table-cell>
          <table:table-cell table:style-name="表32.B2" office:value-type="string">
            <text:p text:style-name="P10">現場見取り図</text:p>
          </table:table-cell>
          <table:table-cell table:style-name="表32.C2" office:value-type="string">
            <text:p text:style-name="P10"/>
          </table:table-cell>
        </table:table-row>
        <table:table-row>
          <table:table-cell table:style-name="表32.A2" office:value-type="float" office:value="10">
            <text:p text:style-name="P10">10</text:p>
          </table:table-cell>
          <table:table-cell table:style-name="表32.B2" office:value-type="string">
            <text:p text:style-name="P11">段取り</text:p>
          </table:table-cell>
          <table:table-cell table:style-name="表32.C2" office:value-type="string">
            <text:list xml:id="list7939778872883921209" text:style-name="L11">
              <text:list-item>
                <text:p text:style-name="P37"/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行き帰りでの出来事、見聞</text:p>
          </table:table-cell>
          <table:table-cell table:style-name="表32.C2" office:value-type="string">
            <text:list xml:id="list1571911872653858231" text:style-name="L12">
              <text:list-item>
                <text:p text:style-name="P38">長津田の、横浜線ホームからのエレベーターだったか。登り。並んで、最後に入る。ベビーカーが２台。私が入って、ちょうど。自分の前に、女の子が位置している。４歳か、５歳。小学校は、まだか。その子の顔の前に、操作盤。手を軽く振って、「失礼」と、口にする。それから、「閉」のボタンを押す。</text:p>
              </text:list-item>
              <text:list-item>
                <text:p text:style-name="P38">宮前平に、列車がつく。ドアの前に、女の子、小学生、高学年か、の、３人がいる。私が後ろに立っていることに、気づいていないみたい。「失礼」と、声をかける。すると、私に一番近い場所にいた女の子、「あ、すみません」、だったか、何かしら、か細い、ふわふわした<text:ruby text:style-name="Ru1"><text:ruby-base>声色</text:ruby-base><text:ruby-text>こわいろ</text:ruby-text></text:ruby>の声を出す。それまで、仲間内では、だーだーとした声で、喋っ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周囲の事物</text:p>
          </table:table-cell>
          <table:table-cell table:style-name="表32.C2" office:value-type="string">
            <text:list xml:id="list5633198506294951523" text:style-name="L13">
              <text:list-item>
                <text:p text:style-name="P39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10">11</text:p>
          </table:table-cell>
          <table:table-cell table:style-name="表32.B2" office:value-type="string">
            <text:p text:style-name="P11">その他</text:p>
          </table:table-cell>
          <table:table-cell table:style-name="表32.C2" office:value-type="string">
            <text:list xml:id="list6903505624567790521" text:style-name="L14">
              <text:list-item>
                <text:p text:style-name="P40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10">12</text:p>
          </table:table-cell>
          <table:table-cell table:style-name="表32.B2" office:value-type="string">
            <text:p text:style-name="P11">やってもらったこと</text:p>
          </table:table-cell>
          <table:table-cell table:style-name="表32.C2" office:value-type="string">
            <text:list xml:id="list121400822990719661" text:style-name="L15">
              <text:list-item>
                <text:p text:style-name="P41">橘の人に、サインをもらった。</text:p>
              </text:list-item>
              <text:list-item>
                <text:p text:style-name="P41">バイブの土工さんの人、１度、序盤に、スイッチを自分で入れてもらった。そのとき、私は、コードの取り回しをしていた。</text:p>
              </text:list-item>
            </text:list>
          </table:table-cell>
        </table:table-row>
        <table:table-row>
          <table:table-cell table:style-name="表32.A2">
            <text:p text:style-name="P10"/>
          </table:table-cell>
          <table:table-cell table:style-name="表32.B2" office:value-type="string">
            <text:p text:style-name="P11">危険予知、危険感知</text:p>
          </table:table-cell>
          <table:table-cell table:style-name="表32.C2" office:value-type="string">
            <text:list xml:id="list7335320603269210510" text:style-name="L16">
              <text:list-item>
                <text:p text:style-name="P42">階段。まだコンクリを打つ前の部分。足を置く場所は、踏み板の先端。それより内側だと、踏み外すか。</text:p>
              </text:list-item>
              <text:list-item>
                <text:p text:style-name="P42">足場階段。１階分の段を下りきって、身を翻して、足場の平坦部分に移り、そこを進んで、階段の、次のひと振りに向かうとき。いままで下りてきた部分の、足場板に、身を翻したとき、肩などが触れて、擦れるなどして、切り傷など、負う可能性、あり。目に当ててしまう可能性も。</text:p>
              </text:list-item>
            </text:list>
          </table:table-cell>
        </table:table-row>
      </table:table>
      <text:p text:style-name="P14"/>
      <text:p text:style-name="P4">[/ XXXX] 20201122_163012</text:p>
      <text:p text:style-name="P1"/>
      <text:p text:style-name="P7"/>
      <text:p text:style-name="P1"/>
      <text:p text:style-name="P2">---------------------------------------------------------------</text:p>
      <text:p text:style-name="P4">[XXX] 20201205_153243</text:p>
      <text:p text:style-name="P14">myself / towa diary / XXX</text:p>
      <text:p text:style-name="P3"><text:span text:style-name="T3">作業日：12</text:span><text:span text:style-name="T5">/2</text:span><text:span text:style-name="T4"> w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10">1</text:p>
          </table:table-cell>
          <table:table-cell table:style-name="表33.B1" office:value-type="string">
            <text:p text:style-name="P10">現場</text:p>
          </table:table-cell>
          <table:table-cell table:style-name="表33.C1" office:value-type="string">
            <text:p text:style-name="P11">箕輪町計画Ⅰ敷地</text:p>
          </table:table-cell>
        </table:table-row>
        <text:soft-page-break/>
        <table:table-row>
          <table:table-cell table:style-name="表33.A2" office:value-type="float" office:value="2">
            <text:p text:style-name="P10">2</text:p>
          </table:table-cell>
          <table:table-cell table:style-name="表33.B2" office:value-type="string">
            <text:p text:style-name="P10">天気</text:p>
          </table:table-cell>
          <table:table-cell table:style-name="表33.C2" office:value-type="string">
            <text:p text:style-name="P11">くもり。途中、雨がパラついた。</text:p>
          </table:table-cell>
        </table:table-row>
        <table:table-row>
          <table:table-cell table:style-name="表33.A2" office:value-type="float" office:value="3">
            <text:p text:style-name="P10">3</text:p>
          </table:table-cell>
          <table:table-cell table:style-name="表33.B2" office:value-type="string">
            <text:p text:style-name="P10">最寄り</text:p>
          </table:table-cell>
          <table:table-cell table:style-name="表33.C2" office:value-type="string">
            <text:p text:style-name="P11">日吉駅</text:p>
          </table:table-cell>
        </table:table-row>
        <table:table-row>
          <table:table-cell table:style-name="表33.B2" office:value-type="string">
            <text:p text:style-name="P10">3-2</text:p>
            <text:p text:style-name="P10"/>
          </table:table-cell>
          <table:table-cell table:style-name="表33.B2" office:value-type="string">
            <text:p text:style-name="P11">開始／終了時刻</text:p>
          </table:table-cell>
          <table:table-cell table:style-name="表33.C2" office:value-type="string">
            <text:list xml:id="list7597388112089966746" text:style-name="L17">
              <text:list-item>
                <text:p text:style-name="P43">開始　：　９時２０分ごろか</text:p>
              </text:list-item>
              <text:list-item>
                <text:p text:style-name="P43">詰所到着　：　13:20頃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10">4</text:p>
          </table:table-cell>
          <table:table-cell table:style-name="表33.B2" office:value-type="string">
            <text:p text:style-name="P10">他職：ポンプ</text:p>
          </table:table-cell>
          <table:table-cell table:style-name="表33.C2" office:value-type="string">
            <text:list xml:id="list3738704084047622730" text:style-name="L18">
              <text:list-item>
                <text:p text:style-name="P44">那須産業。３人。捌き担当、ベトナムの人。「ロン」</text:p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10">5</text:p>
          </table:table-cell>
          <table:table-cell table:style-name="表33.B2" office:value-type="string">
            <text:p text:style-name="P10">他職：土工さん</text:p>
          </table:table-cell>
          <table:table-cell table:style-name="表33.C2" office:value-type="string">
            <text:list xml:id="list3767497321628718968" text:style-name="L19">
              <text:list-item>
                <text:p text:style-name="P45">６人ぐらいか。バイブ、３人。一人は、ベトナムの人。ヘルメットに、「VIET-NAM」と入れている。１６５ぐらい。小柄。動きは、きびきび。</text:p>
              </text:list-item>
              <text:list-item>
                <text:p text:style-name="P45">洗い担当、一人はベトナム人。若い。２０前半か。三井住友の監督さんと、親しげに話しをしている。</text:p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10">6</text:p>
          </table:table-cell>
          <table:table-cell table:style-name="表33.B2" office:value-type="string">
            <text:p text:style-name="P10">他職：電気屋さんの相番の人</text:p>
          </table:table-cell>
          <table:table-cell table:style-name="表33.C2" office:value-type="string">
            <text:list xml:id="list173917100487701579" text:style-name="L20">
              <text:list-item>
                <text:p text:style-name="P46"/>
              </text:list-item>
            </text:list>
          </table:table-cell>
        </table:table-row>
        <table:table-row>
          <table:table-cell table:style-name="表33.B2" office:value-type="string">
            <text:p text:style-name="P10">6--2</text:p>
          </table:table-cell>
          <table:table-cell table:style-name="表33.B2" office:value-type="string">
            <text:p text:style-name="P10">他職：<text:span text:style-name="T2">警備</text:span></text:p>
          </table:table-cell>
          <table:table-cell table:style-name="表33.C2" office:value-type="string">
            <text:list xml:id="list9030393306461745892" text:style-name="L21">
              <text:list-item>
                <text:p text:style-name="P47"/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土間屋さん</text:span></text:p>
          </table:table-cell>
          <table:table-cell table:style-name="表33.C2" office:value-type="string">
            <text:list xml:id="list5814193653388164256" text:style-name="L22">
              <text:list-item>
                <text:p text:style-name="P48">高さ確認、電子機器は使わず。スラブの端に人が１人、立って、双眼鏡を覗いている。</text:p>
              </text:list-item>
            </text:list>
          </table:table-cell>
        </table:table-row>
        <table:table-row>
          <table:table-cell table:style-name="表33.B2" office:value-type="string">
            <text:p text:style-name="P10"/>
          </table:table-cell>
          <table:table-cell table:style-name="表33.B2" office:value-type="string">
            <text:p text:style-name="P10">他職：<text:span text:style-name="T2">大工さん</text:span></text:p>
          </table:table-cell>
          <table:table-cell table:style-name="表33.C2" office:value-type="string">
            <text:list xml:id="list7545511093264595525" text:style-name="L23">
              <text:list-item>
                <text:p text:style-name="P49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10">7</text:p>
          </table:table-cell>
          <table:table-cell table:style-name="表33.B2" office:value-type="string">
            <text:p text:style-name="P10">監督さん</text:p>
          </table:table-cell>
          <table:table-cell table:style-name="表33.C2" office:value-type="string">
            <text:list xml:id="list1621869911731762613" text:style-name="L24">
              <text:list-item>
                <text:p text:style-name="P50">前にも、いた。１７３ぐらい。ガタイがいい。ポンプ屋さんとの会話で、２６歳、と言っていた。</text:p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10">8</text:p>
          </table:table-cell>
          <table:table-cell table:style-name="表33.B2" office:value-type="string">
            <text:p text:style-name="P10">発注者の方</text:p>
          </table:table-cell>
          <table:table-cell table:style-name="表33.C2" office:value-type="string">
            <text:list xml:id="list696056635634895066" text:style-name="L25">
              <text:list-item>
                <text:p text:style-name="P51">サインしてくれた人。事務所の扉開けて、すぐの席に座っていた人。男性。サインのあと、客先控えを、自分で切り取る。</text:p>
              </text:list-item>
              <text:list-item>
                <text:p text:style-name="P51">「山下」監督、指示書に記載の人。朝礼後、指示を聞くために、声をかける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東和からの同僚</text:p>
          </table:table-cell>
          <table:table-cell table:style-name="表33.C2" office:value-type="string">
            <text:list xml:id="list1500137792375569012" text:style-name="L26">
              <text:list-item>
                <text:p text:style-name="P52">小柄な、６０前半ぐらい。一方の打設場所にたむろしていたら、その人が声をかけてくる。山下監督に聞いたら、自分が、ここを担当してくれとのこと、とのこと。私は、もう一方の場所、１２階のスラブへ、移動されたし、とのこと。</text:p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10">9</text:p>
          </table:table-cell>
          <table:table-cell table:style-name="表33.B2" office:value-type="string">
            <text:p text:style-name="P10">現場見取り図</text:p>
          </table:table-cell>
          <table:table-cell table:style-name="表33.C2" office:value-type="string">
            <text:p text:style-name="P10"/>
          </table:table-cell>
        </table:table-row>
        <table:table-row>
          <table:table-cell table:style-name="表33.A2" office:value-type="float" office:value="10">
            <text:p text:style-name="P10">10</text:p>
          </table:table-cell>
          <table:table-cell table:style-name="表33.B2" office:value-type="string">
            <text:p text:style-name="P11">段取り</text:p>
          </table:table-cell>
          <table:table-cell table:style-name="表33.C2" office:value-type="string">
            <text:list xml:id="list8925669612671797959" text:style-name="L27">
              <text:list-item>
                <text:p text:style-name="P53">開始は、ベランダの、手すりから。柱、壁。スラブ。</text:p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行き帰りでの出来事、見聞</text:p>
          </table:table-cell>
          <table:table-cell table:style-name="表33.C2" office:value-type="string">
            <text:list xml:id="list2532090834859462576" text:style-name="L28">
              <text:list-item>
                <text:p text:style-name="P54"/>
              </text:list-item>
            </text:list>
          </table:table-cell>
        </table:table-row>
        <text:soft-page-break/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周囲の事物</text:p>
          </table:table-cell>
          <table:table-cell table:style-name="表33.C2" office:value-type="string">
            <text:list xml:id="list4785912648618298917" text:style-name="L29">
              <text:list-item>
                <text:p text:style-name="P55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10">11</text:p>
          </table:table-cell>
          <table:table-cell table:style-name="表33.B2" office:value-type="string">
            <text:p text:style-name="P11">その他</text:p>
          </table:table-cell>
          <table:table-cell table:style-name="表33.C2" office:value-type="string">
            <text:list xml:id="list4800929423659649450" text:style-name="L30">
              <text:list-item>
                <text:p text:style-name="P56"/>
              </text:list-item>
            </text:list>
          </table:table-cell>
        </table:table-row>
        <table:table-row>
          <table:table-cell table:style-name="表33.A2" office:value-type="float" office:value="12">
            <text:p text:style-name="P10">12</text:p>
          </table:table-cell>
          <table:table-cell table:style-name="表33.B2" office:value-type="string">
            <text:p text:style-name="P11">やってもらったこと</text:p>
          </table:table-cell>
          <table:table-cell table:style-name="表33.C2" office:value-type="string">
            <text:list xml:id="list8647544958339148114" text:style-name="L31">
              <text:list-item>
                <text:p text:style-name="P57"/>
              </text:list-item>
            </text:list>
          </table:table-cell>
        </table:table-row>
        <table:table-row>
          <table:table-cell table:style-name="表33.A2">
            <text:p text:style-name="P10"/>
          </table:table-cell>
          <table:table-cell table:style-name="表33.B2" office:value-type="string">
            <text:p text:style-name="P11">危険予知、危険感知</text:p>
          </table:table-cell>
          <table:table-cell table:style-name="表33.C2" office:value-type="string">
            <text:list xml:id="list5652094404918383755" text:style-name="L32">
              <text:list-item>
                <text:p text:style-name="P58">スラブを打つとき。コード回しのために、場所の移動が繁くなる。他職への追突、あるいは、後ずさりによる転倒。発生しやすくなるだろう。</text:p>
              </text:list-item>
            </text:list>
          </table:table-cell>
        </table:table-row>
      </table:table>
      <text:p text:style-name="P14"/>
      <text:p text:style-name="P4">[/ XXXX] 20201205_154230</text:p>
      <text:p text:style-name="P14"/>
      <text:p text:style-name="P16"/>
      <text:p text:style-name="P5"/>
      <text:p text:style-name="P2">---------------------------------------------------------------</text:p>
      <text:p text:style-name="P4">[XXX] <text:span text:style-name="T6">20201212_170110</text:span></text:p>
      <text:p text:style-name="P14">myself / towa diary / XXX</text:p>
      <text:p text:style-name="P3"><text:span text:style-name="T3">作業日：12</text:span><text:span text:style-name="T5">/11</text:span><text:span text:style-name="T4"> f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10">1</text:p>
          </table:table-cell>
          <table:table-cell table:style-name="表1.B1" office:value-type="string">
            <text:p text:style-name="P10">現場</text:p>
          </table:table-cell>
          <table:table-cell table:style-name="表1.C1" office:value-type="string">
            <text:p text:style-name="P11">西神奈川１丁目計画</text:p>
          </table:table-cell>
        </table:table-row>
        <table:table-row>
          <table:table-cell table:style-name="表1.A2" office:value-type="float" office:value="2">
            <text:p text:style-name="P10">2</text:p>
          </table:table-cell>
          <table:table-cell table:style-name="表1.B2" office:value-type="string">
            <text:p text:style-name="P10">天気</text:p>
          </table:table-cell>
          <table:table-cell table:style-name="表1.C2" office:value-type="string">
            <text:p text:style-name="P11">晴れ。雲あり。</text:p>
          </table:table-cell>
        </table:table-row>
        <table:table-row>
          <table:table-cell table:style-name="表1.A2" office:value-type="float" office:value="3">
            <text:p text:style-name="P10">3</text:p>
          </table:table-cell>
          <table:table-cell table:style-name="表1.B2" office:value-type="string">
            <text:p text:style-name="P10">最寄り</text:p>
          </table:table-cell>
          <table:table-cell table:style-name="表1.C2" office:value-type="string">
            <text:p text:style-name="P11">東神奈川（JR東）</text:p>
          </table:table-cell>
        </table:table-row>
        <table:table-row>
          <table:table-cell table:style-name="表1.B2" office:value-type="string">
            <text:p text:style-name="P10">3-2</text:p>
            <text:p text:style-name="P10"/>
          </table:table-cell>
          <table:table-cell table:style-name="表1.B2" office:value-type="string">
            <text:p text:style-name="P11">開始／終了時刻</text:p>
          </table:table-cell>
          <table:table-cell table:style-name="表1.C2" office:value-type="string">
            <text:list xml:id="list7454952635018572136" text:style-name="L33">
              <text:list-item>
                <text:p text:style-name="P59">開始　：　１０ぐらい</text:p>
              </text:list-item>
              <text:list-item>
                <text:p text:style-name="P59">詰所到着　：　１４：４５ぐらい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10">4</text:p>
          </table:table-cell>
          <table:table-cell table:style-name="表1.B2" office:value-type="string">
            <text:p text:style-name="P10">他職：ポンプ</text:p>
          </table:table-cell>
          <table:table-cell table:style-name="表1.C2" office:value-type="string">
            <text:list xml:id="list6035841368006916928" text:style-name="L34">
              <text:list-item>
                <text:p text:style-name="P60">“kensho”。２人。一人は、ベトナムの人。若い。１７３ぐらいか。やせ型。</text:p>
              </text:list-item>
              <text:list-item>
                <text:p text:style-name="P60">もう一人は、５０前後か。太め。１７０弱か。日に焼けている。ガタイがいい。吹き出しの場所は、先端を担当。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10">5</text:p>
          </table:table-cell>
          <table:table-cell table:style-name="表1.B2" office:value-type="string">
            <text:p text:style-name="P10">他職：土工さん</text:p>
          </table:table-cell>
          <table:table-cell table:style-name="表1.C2" office:value-type="string">
            <text:list xml:id="list8956384096198133788" text:style-name="L35">
              <text:list-item>
                <text:p text:style-name="P61">“ability”。メットの文字には、アルファベットを使っている。</text:p>
              </text:list-item>
              <text:list-item>
                <text:p text:style-name="P61">親方さんだけが、日本人か。他はみな、ベトナム人。若い人たち。</text:p>
              </text:list-item>
              <text:list-item>
                <text:p text:style-name="P61">親方さんは、５０ぐらいか。もう少し、若いか。下は、ジーンズ。始終、誰かに声を荒らげている。疲労か。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10">6</text:p>
          </table:table-cell>
          <table:table-cell table:style-name="表1.B2" office:value-type="string">
            <text:p text:style-name="P10">他職：電気屋さんの相番の人</text:p>
          </table:table-cell>
          <table:table-cell table:style-name="表1.C2" office:value-type="string">
            <text:list xml:id="list5463715189928812124" text:style-name="L36">
              <text:list-item>
                <text:p text:style-name="P62">年配の人。６０半ばぐらいか。１７０弱、１６５ぐらいか。小柄。横幅、ある。眉毛、濃い。顔にシワ　=&gt;　覚えがない。</text:p>
              </text:list-item>
              <text:list-item>
                <text:p text:style-name="P62">終盤、バイブを取りまとめる紐。結び方、教えてくれる。</text:p>
              </text:list-item>
            </text:list>
          </table:table-cell>
        </table:table-row>
        <table:table-row>
          <table:table-cell table:style-name="表1.B2" office:value-type="string">
            <text:p text:style-name="P10">6--2</text:p>
          </table:table-cell>
          <table:table-cell table:style-name="表1.B2" office:value-type="string">
            <text:p text:style-name="P10">他職：<text:soft-page-break/><text:span text:style-name="T2">警備</text:span></text:p>
          </table:table-cell>
          <table:table-cell table:style-name="表1.C2" office:value-type="string">
            <text:list xml:id="list7593859417474879842" text:style-name="L37">
              <text:list-item>
                <text:p text:style-name="P63"/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土間屋さん</text:span></text:p>
          </table:table-cell>
          <table:table-cell table:style-name="表1.C2" office:value-type="string">
            <text:list xml:id="list1685695336459120276" text:style-name="L38">
              <text:list-item>
                <text:p text:style-name="P64">女の人、一人。太め。耳に、イヤリング。でかい。危ない、と思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10"/>
          </table:table-cell>
          <table:table-cell table:style-name="表1.B2" office:value-type="string">
            <text:p text:style-name="P10">他職：<text:span text:style-name="T2">大工さん</text:span></text:p>
          </table:table-cell>
          <table:table-cell table:style-name="表1.C2" office:value-type="string">
            <text:list xml:id="list6842269528429461388" text:style-name="L39">
              <text:list-item>
                <text:p text:style-name="P65">２人。６０ぐらいの人。もう一人は、４０前半か。１７０少し。指笛、できる。</text:p>
              </text:list-item>
              <text:list-item>
                <text:p text:style-name="P65">６０ぐらいの人。朝の作業時、もう一人に、苛立たしげに、指示を出している。若い方の人、不承不承、という声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10">7</text:p>
          </table:table-cell>
          <table:table-cell table:style-name="表1.B2" office:value-type="string">
            <text:p text:style-name="P10">監督さん</text:p>
          </table:table-cell>
          <table:table-cell table:style-name="表1.C2" office:value-type="string">
            <text:list xml:id="list1103647311620974119" text:style-name="L40">
              <text:list-item>
                <text:p text:style-name="P66">３人。一人は、女。２人の男の人、どちらも、若く見える。背の高い方、上役か、３０半ば、いっても、４０前後。もう一人は、２０後半か、３０前半。女の人は、４０半ばぐらい、いっているか。顔立ちは、やや、老けて見えた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10">8</text:p>
          </table:table-cell>
          <table:table-cell table:style-name="表1.B2" office:value-type="string">
            <text:p text:style-name="P10">発注者の方</text:p>
          </table:table-cell>
          <table:table-cell table:style-name="表1.C2" office:value-type="string">
            <text:list xml:id="list572610397368197660" text:style-name="L41">
              <text:list-item>
                <text:p text:style-name="P67">指示書の人に電話。自分は担当ではない、前日に、伝えてある、とのこと。現場で、日建の人たちに会えた。おそらく、日建の、下請けの人たちか。一人、２０代であろう、若い人。パリッとした作業着。サインは、この人にもらった。他に、３人か、職人風の人たち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東和からの同僚</text:p>
          </table:table-cell>
          <table:table-cell table:style-name="表1.C2" office:value-type="string">
            <text:list xml:id="list542738804528746089" text:style-name="L42">
              <text:list-item>
                <text:p text:style-name="P68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10">9</text:p>
          </table:table-cell>
          <table:table-cell table:style-name="表1.B2" office:value-type="string">
            <text:p text:style-name="P10">現場見取り図</text:p>
          </table:table-cell>
          <table:table-cell table:style-name="表1.C2" office:value-type="string">
            <text:p text:style-name="P10"/>
          </table:table-cell>
        </table:table-row>
        <table:table-row>
          <table:table-cell table:style-name="表1.A2" office:value-type="float" office:value="10">
            <text:p text:style-name="P10">10</text:p>
          </table:table-cell>
          <table:table-cell table:style-name="表1.B2" office:value-type="string">
            <text:p text:style-name="P11">段取り</text:p>
          </table:table-cell>
          <table:table-cell table:style-name="表1.C2" office:value-type="string">
            <text:list xml:id="list3189308685803670450" text:style-name="L43">
              <text:list-item>
                <text:p text:style-name="P69"/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行き帰りでの出来事、見聞</text:p>
          </table:table-cell>
          <table:table-cell table:style-name="表1.C2" office:value-type="string">
            <text:list xml:id="list2055139362627669878" text:style-name="L44">
              <text:list-item>
                <text:p text:style-name="P70">長津田。帰り。JRのホームから、改札階へ、エレベータで登る。搭乗時、ドアがしまりかける。中に、４人か。誰も、「開」ボタンを押さない。自分で、扉の側面を抑える。ドアが、開く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周囲の事物</text:p>
          </table:table-cell>
          <table:table-cell table:style-name="表1.C2" office:value-type="string">
            <text:list xml:id="list1333217189033360833" text:style-name="L45">
              <text:list-item>
                <text:p text:style-name="P71">JRの駅から、コンコースを通って、エレベータで、地上へ。降りたところの道路。向かい側、駅のある側に、中華チェーンの、王将の店舗、ひとつ。単独。</text:p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10">11</text:p>
          </table:table-cell>
          <table:table-cell table:style-name="表1.B2" office:value-type="string">
            <text:p text:style-name="P11">その他</text:p>
          </table:table-cell>
          <table:table-cell table:style-name="表1.C2" office:value-type="string">
            <text:list xml:id="list3926050560932223474" text:style-name="L46">
              <text:list-item>
                <text:p text:style-name="P72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10">12</text:p>
          </table:table-cell>
          <table:table-cell table:style-name="表1.B2" office:value-type="string">
            <text:p text:style-name="P11">やってもらったこと</text:p>
          </table:table-cell>
          <table:table-cell table:style-name="表1.C2" office:value-type="string">
            <text:list xml:id="list6791493860593288165" text:style-name="L47">
              <text:list-item>
                <text:p text:style-name="P73">朝礼後、スラブで、日建の、背の高い職人さん、説明してくれた。ボイドの位置、塩ビ管の位置。</text:p>
              </text:list-item>
            </text:list>
          </table:table-cell>
        </table:table-row>
        <table:table-row>
          <table:table-cell table:style-name="表1.A2">
            <text:p text:style-name="P10"/>
          </table:table-cell>
          <table:table-cell table:style-name="表1.B2" office:value-type="string">
            <text:p text:style-name="P11">危険予知、危険感知</text:p>
          </table:table-cell>
          <table:table-cell table:style-name="表1.C2" office:value-type="string">
            <text:list xml:id="list1493117717066141802" text:style-name="L48">
              <text:list-item>
                <text:p text:style-name="P74">身体の危険ではないが、塩ビ管。初めて、これを見るが、縦長、８０ｃｍぐらいあるか。が、立っている。４本。管の中に、長ネジを通して、両端に板を当てて、ナットをつけて、はめてある。倒れやすい、とのこと。実際、ポンプのホースが当たって、ゆらゆらしていた。２度ほど。</text:p>
              </text:list-item>
            </text:list>
          </table:table-cell>
        </table:table-row>
      </table:table>
      <text:p text:style-name="P14"/>
      <text:p text:style-name="P4">[/ XXXX] 20201212_172435</text:p>
      <text:p text:style-name="P14"/>
      <text:p text:style-name="P5"/>
      <text:p text:style-name="P8"><text:soft-page-break/></text:p>
      <text:p text:style-name="P5"/>
      <text:p text:style-name="P2">---------------------------------------------------------------</text:p>
      <text:p text:style-name="P4">[XXX] 20201219_142334</text:p>
      <text:p text:style-name="P14">myself / towa diary / XXX</text:p>
      <text:p text:style-name="P3"><text:span text:style-name="T3">作業日：12</text:span><text:span text:style-name="T5">/18</text:span><text:span text:style-name="T4">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0">1</text:p>
          </table:table-cell>
          <table:table-cell table:style-name="表2.B1" office:value-type="string">
            <text:p text:style-name="P10">現場</text:p>
          </table:table-cell>
          <table:table-cell table:style-name="表2.C1" office:value-type="string">
            <text:p text:style-name="P11">金沢区富岡東PJ</text:p>
          </table:table-cell>
        </table:table-row>
        <table:table-row>
          <table:table-cell table:style-name="表2.A2" office:value-type="float" office:value="2">
            <text:p text:style-name="P10">2</text:p>
          </table:table-cell>
          <table:table-cell table:style-name="表2.B2" office:value-type="string">
            <text:p text:style-name="P10">天気</text:p>
          </table:table-cell>
          <table:table-cell table:style-name="表2.C2" office:value-type="string">
            <text:p text:style-name="P11">晴れ</text:p>
          </table:table-cell>
        </table:table-row>
        <table:table-row>
          <table:table-cell table:style-name="表2.A2" office:value-type="float" office:value="3">
            <text:p text:style-name="P10">3</text:p>
          </table:table-cell>
          <table:table-cell table:style-name="表2.B2" office:value-type="string">
            <text:p text:style-name="P10">最寄り</text:p>
          </table:table-cell>
          <table:table-cell table:style-name="表2.C2" office:value-type="string">
            <text:p text:style-name="P11">南部市場駅</text:p>
          </table:table-cell>
        </table:table-row>
        <table:table-row>
          <table:table-cell table:style-name="表2.B2" office:value-type="string">
            <text:p text:style-name="P10">3-2</text:p>
            <text:p text:style-name="P10"/>
          </table:table-cell>
          <table:table-cell table:style-name="表2.B2" office:value-type="string">
            <text:p text:style-name="P11">開始／終了時刻</text:p>
          </table:table-cell>
          <table:table-cell table:style-name="表2.C2" office:value-type="string">
            <text:list xml:id="list8549930766900272519" text:style-name="L49">
              <text:list-item>
                <text:p text:style-name="P75">開始　：　９時半ぐらい</text:p>
              </text:list-item>
              <text:list-item>
                <text:p text:style-name="P75">詰所到着　：　１４：００ぐらい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10">4</text:p>
          </table:table-cell>
          <table:table-cell table:style-name="表2.B2" office:value-type="string">
            <text:p text:style-name="P10">他職：ポンプ</text:p>
          </table:table-cell>
          <table:table-cell table:style-name="表2.C2" office:value-type="string">
            <text:list xml:id="list3546733710500586670" text:style-name="L50">
              <text:list-item>
                <text:p text:style-name="P76"/>
              </text:list-item>
            </text:list>
          </table:table-cell>
        </table:table-row>
        <table:table-row>
          <table:table-cell table:style-name="表2.A2" office:value-type="float" office:value="5">
            <text:p text:style-name="P10">5</text:p>
          </table:table-cell>
          <table:table-cell table:style-name="表2.B2" office:value-type="string">
            <text:p text:style-name="P10">他職：土工さん</text:p>
          </table:table-cell>
          <table:table-cell table:style-name="表2.C2" office:value-type="string">
            <text:list xml:id="list5038590054031338508" text:style-name="L51">
              <text:list-item>
                <text:p text:style-name="P77">「エスアンドシー」。バイブ、３人。</text:p>
              </text:list-item>
              <text:list-item>
                <text:p text:style-name="P77">バイブの一人、４０前後か。若く見える。眉間に、縦ジワ。顔の皮ふ、アトピーのあと。</text:p>
              </text:list-item>
              <text:list-item>
                <text:p text:style-name="P77">叩きの人たち、老人たち。終盤、コードを巻き取ってくれたりした人。顔つきが、神経関連の障碍がある人の顔つき。</text:p>
                <text:list>
                  <text:list-item>
                    <text:p text:style-name="P77">メッシュの回収のとき、私は初め、メッシュの端を、パラペットの型枠に置いていた。この人が、「（ここは）もう、決めてあるから（i.e. コンクリートを打ってあるから）、置かないほうがいい」と、告げた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10">6</text:p>
          </table:table-cell>
          <table:table-cell table:style-name="表2.B2" office:value-type="string">
            <text:p text:style-name="P10">他職：電気屋さんの相番の人</text:p>
          </table:table-cell>
          <table:table-cell table:style-name="表2.C2" office:value-type="string">
            <text:list xml:id="list3133916695805928163" text:style-name="L52">
              <text:list-item>
                <text:p text:style-name="P78">本職の人、とのこと。６０前半か。１６５ぐらい、やや、小柄。電気関連の部署の人、人がいなくて、頼まれた、とのこと。</text:p>
              </text:list-item>
            </text:list>
          </table:table-cell>
        </table:table-row>
        <table:table-row>
          <table:table-cell table:style-name="表2.B2" office:value-type="string">
            <text:p text:style-name="P10">6--2</text:p>
          </table:table-cell>
          <table:table-cell table:style-name="表2.B2" office:value-type="string">
            <text:p text:style-name="P10">他職：<text:span text:style-name="T2">警備</text:span></text:p>
          </table:table-cell>
          <table:table-cell table:style-name="表2.C2" office:value-type="string">
            <text:list xml:id="list1298750879870484176" text:style-name="L53">
              <text:list-item>
                <text:p text:style-name="P79">朝、何台打ちか、訊いた。声をかけて、問いかけの言葉を言おうとして、ふと左手を見ると、ちょうど、ポンプ車が来ているところだった。</text:p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土間屋さん</text:span></text:p>
          </table:table-cell>
          <table:table-cell table:style-name="表2.C2" office:value-type="string">
            <text:list xml:id="list5347448490094908584" text:style-name="L54">
              <text:list-item>
                <text:p text:style-name="P80"/>
              </text:list-item>
            </text:list>
          </table:table-cell>
        </table:table-row>
        <table:table-row>
          <table:table-cell table:style-name="表2.B2" office:value-type="string">
            <text:p text:style-name="P10"/>
          </table:table-cell>
          <table:table-cell table:style-name="表2.B2" office:value-type="string">
            <text:p text:style-name="P10">他職：<text:span text:style-name="T2">大工さん</text:span></text:p>
          </table:table-cell>
          <table:table-cell table:style-name="表2.C2" office:value-type="string">
            <text:list xml:id="list1956437674359162637" text:style-name="L55">
              <text:list-item>
                <text:p text:style-name="P81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10">7</text:p>
          </table:table-cell>
          <table:table-cell table:style-name="表2.B2" office:value-type="string">
            <text:p text:style-name="P10">監督さん</text:p>
          </table:table-cell>
          <table:table-cell table:style-name="表2.C2" office:value-type="string">
            <text:list xml:id="list4332771376651878562" text:style-name="L56">
              <text:list-item>
                <text:p text:style-name="P82">３人。一人は、女。スラブ担当の人。１７０弱か。顔立ちは、おだやかそうな表情。４０前後か。もう少し、若いか。土工の、親方らしき、アトピー顔の人に、胸でドンと、押されていた。</text:p>
              </text:list-item>
            </text:list>
          </table:table-cell>
        </table:table-row>
        <text:soft-page-break/>
        <table:table-row>
          <table:table-cell table:style-name="表2.A2" office:value-type="float" office:value="8">
            <text:p text:style-name="P10">8</text:p>
          </table:table-cell>
          <table:table-cell table:style-name="表2.B2" office:value-type="string">
            <text:p text:style-name="P10">発注者の方</text:p>
          </table:table-cell>
          <table:table-cell table:style-name="表2.C2" office:value-type="string">
            <text:list xml:id="list8277310070380470558" text:style-name="L57">
              <text:list-item>
                <text:p text:style-name="P83">サイタ工業。「真野（まの）」さん。１６５ぐらい、やや小柄。横幅、あり。５０前後か。結婚指輪、していた。サインのとき、降りてきてくれた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東和からの同僚</text:p>
          </table:table-cell>
          <table:table-cell table:style-name="表2.C2" office:value-type="string">
            <text:list xml:id="list5794886976629331057" text:style-name="L58">
              <text:list-item>
                <text:p text:style-name="P84">酒井さん。たしか、以前に１度、大きな現場で、一緒になった。下の名前の、「公通　きみみち」さん、その時に、教えてもらった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10">9</text:p>
          </table:table-cell>
          <table:table-cell table:style-name="表2.B2" office:value-type="string">
            <text:p text:style-name="P10">現場見取り図</text:p>
          </table:table-cell>
          <table:table-cell table:style-name="表2.C2" office:value-type="string">
            <text:p text:style-name="P10"/>
          </table:table-cell>
        </table:table-row>
        <table:table-row>
          <table:table-cell table:style-name="表2.A2" office:value-type="float" office:value="10">
            <text:p text:style-name="P10">10</text:p>
          </table:table-cell>
          <table:table-cell table:style-name="表2.B2" office:value-type="string">
            <text:p text:style-name="P11">段取り</text:p>
          </table:table-cell>
          <table:table-cell table:style-name="表2.C2" office:value-type="string">
            <text:list xml:id="list5598510573376896671" text:style-name="L59">
              <text:list-item>
                <text:p text:style-name="P85">R階。柱、壁。そして、スラブあげ。スラブの前に、柱壁と並行で、パラペの打ち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行き帰りでの出来事、見聞</text:p>
          </table:table-cell>
          <table:table-cell table:style-name="表2.C2" office:value-type="string">
            <text:list xml:id="list1597697971339070947" text:style-name="L60">
              <text:list-item>
                <text:p text:style-name="P86">電車内。女子高生、４人の集団。しゃべっている。笑い声、出している。しかし、付き合い笑い、と言おうか。つまらないことに対して、笑いを出している。</text:p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周囲の事物</text:p>
          </table:table-cell>
          <table:table-cell table:style-name="表2.C2" office:value-type="string">
            <text:list xml:id="list2577023958754907160" text:style-name="L61">
              <text:list-item>
                <text:p text:style-name="P87">ゲートに向かって、右手。突き当たりに、創価学会の、会館。突き当たって左手は、機動隊の、訓練施設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10">11</text:p>
          </table:table-cell>
          <table:table-cell table:style-name="表2.B2" office:value-type="string">
            <text:p text:style-name="P11">その他</text:p>
          </table:table-cell>
          <table:table-cell table:style-name="表2.C2" office:value-type="string">
            <text:list xml:id="list9134765080983605879" text:style-name="L62">
              <text:list-item>
                <text:p text:style-name="P88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10">12</text:p>
          </table:table-cell>
          <table:table-cell table:style-name="表2.B2" office:value-type="string">
            <text:p text:style-name="P11">やってもらったこと</text:p>
          </table:table-cell>
          <table:table-cell table:style-name="表2.C2" office:value-type="string">
            <text:list xml:id="list1125077912770274655" text:style-name="L63">
              <text:list-item>
                <text:p text:style-name="P89"/>
              </text:list-item>
            </text:list>
          </table:table-cell>
        </table:table-row>
        <table:table-row>
          <table:table-cell table:style-name="表2.A2">
            <text:p text:style-name="P10"/>
          </table:table-cell>
          <table:table-cell table:style-name="表2.B2" office:value-type="string">
            <text:p text:style-name="P11">危険予知、危険感知</text:p>
          </table:table-cell>
          <table:table-cell table:style-name="表2.C2" office:value-type="string">
            <text:list xml:id="list5057517185934312238" text:style-name="L64">
              <text:list-item>
                <text:p text:style-name="P90">足場へ出る、一間。その３間ぐらい先に、アングルに、鉄パイプ、１本を載せてある。固定していない。その一間の脇から、足場へ出ようとする。なにげなく、そのパイプに手をかける。動く。一瞬、身体がぐらつく。</text:p>
              </text:list-item>
              <text:list-item>
                <text:p text:style-name="P90">足場に設置した、サポート。横向きに渡してある。外壁の縦枠を、支えている。このサポートに、つまずくこと、ありうる。サポート自体は、縦方向の力に、もろい。</text:p>
              </text:list-item>
            </text:list>
          </table:table-cell>
        </table:table-row>
      </table:table>
      <text:p text:style-name="P14"/>
      <text:p text:style-name="P4">[/ XXXX] 20201219_144436</text:p>
      <text:p text:style-name="P5"/>
      <text:p text:style-name="P8"/>
      <text:p text:style-name="P5"/>
      <text:p text:style-name="P2">---------------------------------------------------------------</text:p>
      <text:p text:style-name="P4">[XXX] 20201226_154222</text:p>
      <text:p text:style-name="P14">myself / towa diary / XXX</text:p>
      <text:p text:style-name="P3"><text:span text:style-name="T3">作業日：12</text:span><text:span text:style-name="T5">/25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0">1</text:p>
          </table:table-cell>
          <table:table-cell table:style-name="表3.B1" office:value-type="string">
            <text:p text:style-name="P10">現場</text:p>
          </table:table-cell>
          <table:table-cell table:style-name="表3.C1" office:value-type="string">
            <text:p text:style-name="P11">ガーラ横浜大口Ⅱ</text:p>
          </table:table-cell>
        </table:table-row>
        <table:table-row>
          <table:table-cell table:style-name="表3.A2" office:value-type="float" office:value="2">
            <text:p text:style-name="P10">2</text:p>
          </table:table-cell>
          <table:table-cell table:style-name="表3.B2" office:value-type="string">
            <text:p text:style-name="P10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10">3</text:p>
          </table:table-cell>
          <table:table-cell table:style-name="表3.B2" office:value-type="string">
            <text:p text:style-name="P10">最寄り</text:p>
          </table:table-cell>
          <table:table-cell table:style-name="表3.C2" office:value-type="string">
            <text:p text:style-name="P11">大口</text:p>
          </table:table-cell>
        </table:table-row>
        <text:soft-page-break/>
        <table:table-row>
          <table:table-cell table:style-name="表3.B2" office:value-type="string">
            <text:p text:style-name="P10">3-2</text:p>
            <text:p text:style-name="P10"/>
          </table:table-cell>
          <table:table-cell table:style-name="表3.B2" office:value-type="string">
            <text:p text:style-name="P11">開始／終了時刻</text:p>
          </table:table-cell>
          <table:table-cell table:style-name="表3.C2" office:value-type="string">
            <text:list xml:id="list1735822321599034002" text:style-name="L65">
              <text:list-item>
                <text:p text:style-name="P91">開始　：　９：１５ぐらい。遅くはなかった</text:p>
              </text:list-item>
              <text:list-item>
                <text:p text:style-name="P91">詰所到着　：　１６：３０ぐらい。過ぎてはいなかったか。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10">4</text:p>
          </table:table-cell>
          <table:table-cell table:style-name="表3.B2" office:value-type="string">
            <text:p text:style-name="P10">他職：ポンプ</text:p>
          </table:table-cell>
          <table:table-cell table:style-name="表3.C2" office:value-type="string">
            <text:list xml:id="list4333599559894528898" text:style-name="L66">
              <text:list-item>
                <text:p text:style-name="P92">「山雅産業」。会社の名前。３人。ともに、日本人か。若い人２人、５０後半ぐらいの人、一人。</text:p>
              </text:list-item>
              <text:list-item>
                <text:p text:style-name="P92">５０後半ぐらいの人。前も、見かけたか。サングラス。黒色。終盤、言葉に、東北の訛り、一瞬、聞こえた。ベテラン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10">5</text:p>
          </table:table-cell>
          <table:table-cell table:style-name="表3.B2" office:value-type="string">
            <text:p text:style-name="P10">他職：土工さん</text:p>
          </table:table-cell>
          <table:table-cell table:style-name="表3.C2" office:value-type="string">
            <text:list xml:id="list7477474010612294878" text:style-name="L67">
              <text:list-item>
                <text:p text:style-name="P93">バイブ２人。ともに、年配の人。１６５少し。小柄。</text:p>
              </text:list-item>
              <text:list-item>
                <text:p text:style-name="P93">洗いの人。１７３ぐらい。一人は、ずっとスラブにいた。もう一人、１７３ぐらいの人、同じ、オレンジ色の長靴。こっちの人は、下で叩きもやっていた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10">6</text:p>
          </table:table-cell>
          <table:table-cell table:style-name="表3.B2" office:value-type="string">
            <text:p text:style-name="P10">他職：電気屋さんの相番の人</text:p>
          </table:table-cell>
          <table:table-cell table:style-name="表3.C2" office:value-type="string">
            <text:list xml:id="list2539104079142847089" text:style-name="L68">
              <text:list-item>
                <text:p text:style-name="P94">水色の制服。ハッカで、ところどころ、鉄筋を束ねている。こちらを、あまり見ない。相番は、慣れている風。終盤、電話に出ている。スイッチの入れ、疎かになった。１度だけ。なにか、指示を受けているような会話。</text:p>
              </text:list-item>
            </text:list>
          </table:table-cell>
        </table:table-row>
        <table:table-row>
          <table:table-cell table:style-name="表3.B2" office:value-type="string">
            <text:p text:style-name="P10">6--2</text:p>
          </table:table-cell>
          <table:table-cell table:style-name="表3.B2" office:value-type="string">
            <text:p text:style-name="P10">他職：<text:span text:style-name="T2">警備</text:span></text:p>
          </table:table-cell>
          <table:table-cell table:style-name="表3.C2" office:value-type="string">
            <text:list xml:id="list7081391277347711183" text:style-name="L69">
              <text:list-item>
                <text:p text:style-name="P95"/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土間屋さん</text:span></text:p>
          </table:table-cell>
          <table:table-cell table:style-name="表3.C2" office:value-type="string">
            <text:list xml:id="list2437145305475686983" text:style-name="L70">
              <text:list-item>
                <text:p text:style-name="P96">若い人、何人かいたか。１７５ぐらい、背が高い人たち。</text:p>
              </text:list-item>
            </text:list>
          </table:table-cell>
        </table:table-row>
        <table:table-row>
          <table:table-cell table:style-name="表3.B2" office:value-type="string">
            <text:p text:style-name="P10"/>
          </table:table-cell>
          <table:table-cell table:style-name="表3.B2" office:value-type="string">
            <text:p text:style-name="P10">他職：<text:span text:style-name="T2">大工さん</text:span></text:p>
          </table:table-cell>
          <table:table-cell table:style-name="表3.C2" office:value-type="string">
            <text:list xml:id="list6811620306967182075" text:style-name="L71">
              <text:list-item>
                <text:p text:style-name="P97">前回に見かけた、年配の人。老人。１６５ぐらい、小柄。サポが１つ、緩んでしまっているのを見て、「またやりやがったな」、などと、ブツブツ言っている。パラペットの側板を支えているサポ。A棟に面したパラペット。</text:p>
              </text:list-item>
            </text:list>
          </table:table-cell>
        </table:table-row>
        <table:table-row>
          <table:table-cell table:style-name="表3.A2" office:value-type="float" office:value="7">
            <text:p text:style-name="P10">7</text:p>
          </table:table-cell>
          <table:table-cell table:style-name="表3.B2" office:value-type="string">
            <text:p text:style-name="P10">監督さん</text:p>
          </table:table-cell>
          <table:table-cell table:style-name="表3.C2" office:value-type="string">
            <text:list xml:id="list2743188624157643277" text:style-name="L72">
              <text:list-item>
                <text:p text:style-name="P98">３人。所長、スラブ担当の人、そしてもう一人、男性、太った人。</text:p>
              </text:list-item>
              <text:list-item>
                <text:p text:style-name="P98">スラブ担当の人。朝、打設開始の前、スラブで、レベル用の指示器具を、ハンマーで取り付けていた。初めに、ハンマーがなくなってしまったらしい。そのことを独りごちたあと、しばらくして、「あああーー！」と声を上げて、足場階段を下っていった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10">8</text:p>
          </table:table-cell>
          <table:table-cell table:style-name="表3.B2" office:value-type="string">
            <text:p text:style-name="P10">発注者の方</text:p>
          </table:table-cell>
          <table:table-cell table:style-name="表3.C2" office:value-type="string">
            <text:list xml:id="list9041275700527924166" text:style-name="L73">
              <text:list-item>
                <text:p text:style-name="P99">「べっき」さん。朝は、電話に出なかった。終わりの連絡。駅に着いてから。出てくれた。機嫌が、悪そうではない声で、そつなく、「どうもー」と、言ってくれた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東和からの同僚</text:p>
          </table:table-cell>
          <table:table-cell table:style-name="表3.C2" office:value-type="string">
            <text:list xml:id="list2340099779962075468" text:style-name="L74">
              <text:list-item>
                <text:p text:style-name="P100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10">9</text:p>
          </table:table-cell>
          <table:table-cell table:style-name="表3.B2" office:value-type="string">
            <text:p text:style-name="P10">現場見取り図</text:p>
          </table:table-cell>
          <table:table-cell table:style-name="表3.C2" office:value-type="string">
            <text:p text:style-name="P10"/>
          </table:table-cell>
        </table:table-row>
        <table:table-row>
          <table:table-cell table:style-name="表3.A2" office:value-type="float" office:value="10">
            <text:p text:style-name="P10">10</text:p>
          </table:table-cell>
          <table:table-cell table:style-name="表3.B2" office:value-type="string">
            <text:p text:style-name="P11">段取り</text:p>
          </table:table-cell>
          <table:table-cell table:style-name="表3.C2" office:value-type="string">
            <text:list xml:id="list4875171741007341883" text:style-name="L75">
              <text:list-item>
                <text:p text:style-name="P101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行き帰りでの出来事、見聞</text:p>
          </table:table-cell>
          <table:table-cell table:style-name="表3.C2" office:value-type="string">
            <text:list xml:id="list3881715833903364983" text:style-name="L76">
              <text:list-item>
                <text:p text:style-name="P102">長津田までの途中。長津田の２つぐらい前か、で降りた人。その人が、他の２人と、車内で、私の横で、話しをしている。コロナのこと。降りた人は、「うちの息子が…」と、告げている。病院に勤めているらしい。他の２人は、長津田で降りる。降りたあと、２人の顔を見やる。１６５ぐらいの、<text:soft-page-break/>「おばさん」に該当する女性、２人。車内で、「東京は大変みたいね。」「神奈川も、大丈夫と思っていたけど…」などの、言葉。</text:p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周囲の事物</text:p>
          </table:table-cell>
          <table:table-cell table:style-name="表3.C2" office:value-type="string">
            <text:list xml:id="list4122743776309906610" text:style-name="L77">
              <text:list-item>
                <text:p text:style-name="P103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10">11</text:p>
          </table:table-cell>
          <table:table-cell table:style-name="表3.B2" office:value-type="string">
            <text:p text:style-name="P11">その他</text:p>
          </table:table-cell>
          <table:table-cell table:style-name="表3.C2" office:value-type="string">
            <text:list xml:id="list7321490819156267866" text:style-name="L78">
              <text:list-item>
                <text:p text:style-name="P104">会話。打設を始めて早い頃、待ちで、一旦止まる。そのとき、靴の穴の修理を始める。すると、土工の、洗いの人か、話しかけてくる。穴の修理について、会話。パンク修理の材料、あれがいい、と教えてくれる。バイブの人も、１人、加わる。私が、洗いの人に、１００円ショップでも、売ってるよね？と投げる。バイブの人が、あれは、トルエンが入っていないから、硬くなってしまう、と教えてくれる。設備の人たちがつかう、２種の材料を練ってつくる、ペースト。あれもいいんじゃないか、とのこと。サッシにつかうパテ。は、固まると、硬くなってしまうので、よくない。とのこと。</text:p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10">12</text:p>
          </table:table-cell>
          <table:table-cell table:style-name="表3.B2" office:value-type="string">
            <text:p text:style-name="P11">やってもらったこと</text:p>
          </table:table-cell>
          <table:table-cell table:style-name="表3.C2" office:value-type="string">
            <text:list xml:id="list1958641389186880134" text:style-name="L79">
              <text:list-item>
                <text:p text:style-name="P105"/>
              </text:list-item>
            </text:list>
          </table:table-cell>
        </table:table-row>
        <table:table-row>
          <table:table-cell table:style-name="表3.A2">
            <text:p text:style-name="P10"/>
          </table:table-cell>
          <table:table-cell table:style-name="表3.B2" office:value-type="string">
            <text:p text:style-name="P11">危険予知、危険感知</text:p>
          </table:table-cell>
          <table:table-cell table:style-name="表3.C2" office:value-type="string">
            <text:list xml:id="list7299942817834409897" text:style-name="L80">
              <text:list-item>
                <text:p text:style-name="P106"/>
              </text:list-item>
            </text:list>
          </table:table-cell>
        </table:table-row>
      </table:table>
      <text:p text:style-name="P14"/>
      <text:p text:style-name="P4">[/ XXXX] 20201226_161138</text:p>
      <text:p text:style-name="P5"/>
      <text:p text:style-name="P8"/>
      <text:p text:style-name="P2">---------------------------------------------------------------</text:p>
      <text:p text:style-name="P4">[XXX] 20210114_171629</text:p>
      <text:p text:style-name="P14">myself / towa diary / XXX</text:p>
      <text:p text:style-name="P3"><text:span text:style-name="T3">作業日：01</text:span><text:span text:style-name="T5">/12,13</text:span><text:span text:style-name="T4"> tu,w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0">現場</text:p>
          </table:table-cell>
          <table:table-cell table:style-name="表4.C1" office:value-type="string">
            <text:p text:style-name="P11">新宿区四谷坂町計画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0">天気</text:p>
          </table:table-cell>
          <table:table-cell table:style-name="表4.C2" office:value-type="string">
            <text:p text:style-name="P11">1/12 晴れ、後、曇り。一時、雪（パラつき） ||| 1/13 晴れ。</text:p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0">最寄り</text:p>
          </table:table-cell>
          <table:table-cell table:style-name="表4.C2" office:value-type="string">
            <text:p text:style-name="P11">曙橋駅</text:p>
          </table:table-cell>
        </table:table-row>
        <table:table-row>
          <table:table-cell table:style-name="表4.B2" office:value-type="string">
            <text:p text:style-name="P10">3-2</text:p>
            <text:p text:style-name="P10"/>
          </table:table-cell>
          <table:table-cell table:style-name="表4.B2" office:value-type="string">
            <text:p text:style-name="P11">開始／終了時刻</text:p>
          </table:table-cell>
          <table:table-cell table:style-name="表4.C2" office:value-type="string">
            <text:p text:style-name="P11">1/12</text:p>
            <text:list xml:id="list3983688718043446593" text:style-name="L81">
              <text:list-item>
                <text:p text:style-name="P107">開始　：　９：３０ごろか</text:p>
              </text:list-item>
              <text:list-item>
                <text:p text:style-name="P107">詰所到着　：　14:20ぐらいか</text:p>
              </text:list-item>
            </text:list>
            <text:p text:style-name="P11">1/13</text:p>
            <text:list xml:id="list4407533914120955969" text:style-name="L82">
              <text:list-item>
                <text:p text:style-name="P108">開始　：　10:15 頃</text:p>
              </text:list-item>
              <text:list-item>
                <text:p text:style-name="P108">詰所到着　：　14:45ぐらいか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10">4</text:p>
          </table:table-cell>
          <table:table-cell table:style-name="表4.B2" office:value-type="string">
            <text:p text:style-name="P10">他職：ポンプ</text:p>
          </table:table-cell>
          <table:table-cell table:style-name="表4.C2" office:value-type="string">
            <text:list xml:id="list4631661766516492907" text:style-name="L83">
              <text:list-item>
                <text:p text:style-name="P109">松本商会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5">
            <text:p text:style-name="P10">5</text:p>
          </table:table-cell>
          <table:table-cell table:style-name="表4.B2" office:value-type="string">
            <text:p text:style-name="P10">他職：土工さん</text:p>
          </table:table-cell>
          <table:table-cell table:style-name="表4.C2" office:value-type="string">
            <text:list xml:id="list7123348187455777337" text:style-name="L84">
              <text:list-item>
                <text:p text:style-name="P110">「小寺建設」だったか。「小寺」は、漢字まで含めて、確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10">6</text:p>
          </table:table-cell>
          <table:table-cell table:style-name="表4.B2" office:value-type="string">
            <text:p text:style-name="P10">他職：電気屋さんの相番の人</text:p>
          </table:table-cell>
          <table:table-cell table:style-name="表4.C2" office:value-type="string">
            <text:list xml:id="list6609694133672262891" text:style-name="L85">
              <text:list-item>
                <text:p text:style-name="P111">東和からの人。「同僚」の欄に、書いた。</text:p>
              </text:list-item>
            </text:list>
          </table:table-cell>
        </table:table-row>
        <table:table-row>
          <table:table-cell table:style-name="表4.B2" office:value-type="string">
            <text:p text:style-name="P10">6--2</text:p>
          </table:table-cell>
          <table:table-cell table:style-name="表4.B2" office:value-type="string">
            <text:p text:style-name="P10">他職：<text:span text:style-name="T2">警備</text:span></text:p>
          </table:table-cell>
          <table:table-cell table:style-name="表4.C2" office:value-type="string">
            <text:list xml:id="list3402753874176053553" text:style-name="L86">
              <text:list-item>
                <text:p text:style-name="P112">年配の女の人、職長か。１６０ぐらい。顔にシワがいくらか。目に、アイシャドウ。明るい紫色。初日、朝礼後、配達のトラックが、ゲートから出ようとしている。車体が長い。その人が、ゲートの可動扉を、手で引っ張っている。車体が、そこに当たらないように。その引っ張りを、私も、手伝う。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土間屋さん</text:span></text:p>
          </table:table-cell>
          <table:table-cell table:style-name="表4.C2" office:value-type="string">
            <text:list xml:id="list137795998074691318" text:style-name="L87">
              <text:list-item>
                <text:p text:style-name="P113">尾崎工業所</text:p>
              </text:list-item>
            </text:list>
          </table:table-cell>
        </table:table-row>
        <table:table-row>
          <table:table-cell table:style-name="表4.B2" office:value-type="string">
            <text:p text:style-name="P10"/>
          </table:table-cell>
          <table:table-cell table:style-name="表4.B2" office:value-type="string">
            <text:p text:style-name="P10">他職：<text:span text:style-name="T2">大工さん</text:span></text:p>
          </table:table-cell>
          <table:table-cell table:style-name="表4.C2" office:value-type="string">
            <text:list xml:id="list2762849457451901082" text:style-name="L88">
              <text:list-item>
                <text:p text:style-name="P114">小柄な人。６０半ばか。２日目、パンクした柱のたもとで、若い監督さんの一人と、話しをしている。バイブの線が、当たりそうになる。私は、急いで、手元に引っ張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0">7</text:p>
          </table:table-cell>
          <table:table-cell table:style-name="表4.B2" office:value-type="string">
            <text:p text:style-name="P10">監督さん</text:p>
          </table:table-cell>
          <table:table-cell table:style-name="表4.C2" office:value-type="string">
            <text:list xml:id="list4730710428086315553" text:style-name="L89">
              <text:list-item>
                <text:p text:style-name="P115">３人。所長殿。他に、若い人、２人。</text:p>
              </text:list-item>
              <text:list-item>
                <text:p text:style-name="P115">朝礼担当の人、肥満体型。メガネあり。「みやもと」さんか。以前に、見かけた。２台打ちで、雪がパラついていたか、寒い日。現場の隣に、宗教団体か、建物。入口が、現場に面している。花の植木鉢が、いくつかあったか。２階部分に、垂れ幕があった。建設に反対の旨の文言、書かれている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10">8</text:p>
          </table:table-cell>
          <table:table-cell table:style-name="表4.B2" office:value-type="string">
            <text:p text:style-name="P10">発注者の方</text:p>
          </table:table-cell>
          <table:table-cell table:style-name="表4.C2" office:value-type="string">
            <text:list xml:id="list5934796912538019557" text:style-name="L90">
              <text:list-item>
                <text:p text:style-name="P116">根本さん。１６５ぐらい。横に広い輪郭。目がクリッとしている。２日目は、他に、２人。サインをもらいに、作業中のところを訪れる。他の一人に、指示を出している。初日、朝礼前、屯しているとき、警備の、女の人と、談笑している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東和からの同僚</text:p>
          </table:table-cell>
          <table:table-cell table:style-name="表4.C2" office:value-type="string">
            <text:list xml:id="list1815369267263307183" text:style-name="L91">
              <text:list-item>
                <text:p text:style-name="P117">両日とも</text:p>
                <text:list>
                  <text:list-item>
                    <text:p text:style-name="P117">「きむら」さん。武蔵小杉の営業所。武蔵新城か、住まい。メガネあり。２日目、廊下セクションの打設時。弁当箱を手前に出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9">
            <text:p text:style-name="P10">9</text:p>
          </table:table-cell>
          <table:table-cell table:style-name="表4.B2" office:value-type="string">
            <text:p text:style-name="P10">現場見取り図</text:p>
          </table:table-cell>
          <table:table-cell table:style-name="表4.C2" office:value-type="string">
            <text:p text:style-name="P10"/>
          </table:table-cell>
        </table:table-row>
        <table:table-row>
          <table:table-cell table:style-name="表4.A2" office:value-type="float" office:value="10">
            <text:p text:style-name="P10">10</text:p>
          </table:table-cell>
          <table:table-cell table:style-name="表4.B2" office:value-type="string">
            <text:p text:style-name="P11">段取り</text:p>
          </table:table-cell>
          <table:table-cell table:style-name="表4.C2" office:value-type="string">
            <text:list xml:id="list4262749157156320560" text:style-name="L92">
              <text:list-item>
                <text:p text:style-name="P118"/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行き帰りでの出来事、見聞</text:p>
          </table:table-cell>
          <table:table-cell table:style-name="表4.C2" office:value-type="string">
            <text:list xml:id="list7562798761116539399" text:style-name="L93">
              <text:list-item>
                <text:p text:style-name="P119">1/13</text:p>
                <text:list>
                  <text:list-item>
                    <text:p text:style-name="P119">半蔵門か、そこら辺り。制服を来た、女子の子供たちの一団。私の横に、３－４人、座る。立っているのが、２人ぐらいか。</text:p>
                  </text:list-item>
                </text:list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周囲の事物</text:p>
          </table:table-cell>
          <table:table-cell table:style-name="表4.C2" office:value-type="string">
            <text:list xml:id="list557771739691781456" text:style-name="L94">
              <text:list-item>
                <text:p text:style-name="P120">突き出しセクション。道路を挟んで、大きな建物。防衛省のそれか。</text:p>
              </text:list-item>
              <text:list-item>
                <text:p text:style-name="P120">駅への途中。「中央大学」と、文字が壁に付けられた、建物。</text:p>
              </text:list-item>
              <text:list-item>
                <text:p text:style-name="P120">以前に現場として入った、「曙橋駅前計画」か。その建物、あり。分譲の垂れ幕、掲げられている。２階のベランダか。</text:p>
              </text:list-item>
            </text:list>
          </table:table-cell>
        </table:table-row>
        <text:soft-page-break/>
        <table:table-row>
          <table:table-cell table:style-name="表4.A2" office:value-type="float" office:value="11">
            <text:p text:style-name="P10">11</text:p>
          </table:table-cell>
          <table:table-cell table:style-name="表4.B2" office:value-type="string">
            <text:p text:style-name="P11">その他</text:p>
          </table:table-cell>
          <table:table-cell table:style-name="表4.C2" office:value-type="string">
            <text:list xml:id="list3432445486609529374" text:style-name="L95">
              <text:list-item>
                <text:p text:style-name="P121">1/13</text:p>
                <text:list>
                  <text:list-item>
                    <text:p text:style-name="P121">突き出しセクションと、廊下セクションの間の柱、廊下側から突き出しに向かって、左手の柱。入れ始めてからすぐに、パンク発生。初めは、「やめろー！」か何かの指示が来た。しばらくして、パンクだとの旨、伝わる。</text:p>
                  </text:list-item>
                  <text:list-item>
                    <text:p text:style-name="P121">最後、支度が終わって、詰所を出ようとするとき。小寺の土工さんたち、３人だったか。そのうちの一人が、「どこに出かけるの？」と、聞いてくる。「荷物、多いよー！」と、私は答える。</text:p>
                  </text:list-item>
                  <text:list-item>
                    <text:p text:style-name="P121">作業員の中に、黒人の人がいた。解体屋さんか。結婚指輪、あり。パイプを並べてい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10">12</text:p>
          </table:table-cell>
          <table:table-cell table:style-name="表4.B2" office:value-type="string">
            <text:p text:style-name="P11">やってもらったこと</text:p>
          </table:table-cell>
          <table:table-cell table:style-name="表4.C2" office:value-type="string">
            <text:list xml:id="list1424210584578191211" text:style-name="L96">
              <text:list-item>
                <text:p text:style-name="P122">２日とも、作業後、サインのあと、根本さんに、缶コーヒーを奢ってもらった。</text:p>
              </text:list-item>
            </text:list>
          </table:table-cell>
        </table:table-row>
        <table:table-row>
          <table:table-cell table:style-name="表4.A2">
            <text:p text:style-name="P10"/>
          </table:table-cell>
          <table:table-cell table:style-name="表4.B2" office:value-type="string">
            <text:p text:style-name="P11">危険予知、危険感知</text:p>
          </table:table-cell>
          <table:table-cell table:style-name="表4.C2" office:value-type="string">
            <text:list xml:id="list3081884496459957009" text:style-name="L97">
              <text:list-item>
                <text:p text:style-name="P123"/>
              </text:list-item>
            </text:list>
          </table:table-cell>
        </table:table-row>
      </table:table>
      <text:p text:style-name="P14"/>
      <text:p text:style-name="P4">[/ XXXX] 20210114_174543</text:p>
      <text:p text:style-name="P14"/>
      <text:p text:style-name="P8"/>
      <text:p text:style-name="P9">------------------------------------</text:p>
      <text:p text:style-name="P4">[XXX] 20210125_143321</text:p>
      <text:p text:style-name="P14">myself / towa diary / XXX</text:p>
      <text:p text:style-name="P3"><text:span text:style-name="T3">作業日：1</text:span><text:span text:style-name="T5">/23</text:span><text:span text:style-name="T4">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0">現場</text:p>
          </table:table-cell>
          <table:table-cell table:style-name="表5.C1" office:value-type="string">
            <text:p text:style-name="P11">江東橋４丁目計画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天気</text:p>
          </table:table-cell>
          <table:table-cell table:style-name="表5.C2" office:value-type="string">
            <text:p text:style-name="P11">雨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最寄り</text:p>
          </table:table-cell>
          <table:table-cell table:style-name="表5.C2" office:value-type="string">
            <text:p text:style-name="P11">錦糸町</text:p>
          </table:table-cell>
        </table:table-row>
        <table:table-row>
          <table:table-cell table:style-name="表5.B2" office:value-type="string">
            <text:p text:style-name="P10">3-2</text:p>
            <text:p text:style-name="P10"/>
          </table:table-cell>
          <table:table-cell table:style-name="表5.B2" office:value-type="string">
            <text:p text:style-name="P11">開始／終了時刻</text:p>
          </table:table-cell>
          <table:table-cell table:style-name="表5.C2" office:value-type="string">
            <text:list xml:id="list3722464056061550639" text:style-name="L98">
              <text:list-item>
                <text:p text:style-name="P124">開始　：　８時半ぐらい</text:p>
              </text:list-item>
              <text:list-item>
                <text:p text:style-name="P124">詰所到着　：　１４：２０ぐらいか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他職：ポンプ</text:p>
          </table:table-cell>
          <table:table-cell table:style-name="表5.C2" office:value-type="string">
            <text:list xml:id="list6774198552227307807" text:style-name="L99">
              <text:list-item>
                <text:p text:style-name="P125">３人。自分がいたチーム。１人、年配の人、日本人か。他の２人、ベトナム。</text:p>
              </text:list-item>
              <text:list-item>
                <text:p text:style-name="P125">ホースの捌きを担当の人、顔の形、ややひょろ長い。よく笑っている。もう一人は、１６０ぐらいか、小柄。意志が強そうな表情。</text:p>
              </text:list-item>
            </text:list>
          </table:table-cell>
        </table:table-row>
        <table:table-row>
          <table:table-cell table:style-name="表5.A2" office:value-type="float" office:value="5">
            <text:p text:style-name="P10">5</text:p>
          </table:table-cell>
          <table:table-cell table:style-name="表5.B2" office:value-type="string">
            <text:p text:style-name="P10">他職：土工さん</text:p>
          </table:table-cell>
          <table:table-cell table:style-name="表5.C2" office:value-type="string">
            <text:list xml:id="list6761790400063052803" text:style-name="L100">
              <text:list-item>
                <text:p text:style-name="P126">バイブは、ほぼ常に、３人。４～５人ぐらいで、代わる代わる担当している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10">6</text:p>
          </table:table-cell>
          <table:table-cell table:style-name="表5.B2" office:value-type="string">
            <text:p text:style-name="P10">他職：<text:soft-page-break/>電気屋さんの相番の人</text:p>
          </table:table-cell>
          <table:table-cell table:style-name="表5.C2" office:value-type="string">
            <text:list xml:id="list2730253182221595516" text:style-name="L101">
              <text:list-item>
                <text:p text:style-name="P127">東和から。「さいとう」さん。以前に、神奈川のどこかの現場で、一緒に<text:soft-page-break/>なった。２名現場で、打つ場所が別々に、離れている、そんな現場だった。</text:p>
              </text:list-item>
            </text:list>
          </table:table-cell>
        </table:table-row>
        <table:table-row>
          <table:table-cell table:style-name="表5.B2" office:value-type="string">
            <text:p text:style-name="P10">6--2</text:p>
          </table:table-cell>
          <table:table-cell table:style-name="表5.B2" office:value-type="string">
            <text:p text:style-name="P10">他職：<text:span text:style-name="T2">警備</text:span></text:p>
          </table:table-cell>
          <table:table-cell table:style-name="表5.C2" office:value-type="string">
            <text:list xml:id="list465483044668234631" text:style-name="L102">
              <text:list-item>
                <text:p text:style-name="P128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土間屋さん</text:span></text:p>
          </table:table-cell>
          <table:table-cell table:style-name="表5.C2" office:value-type="string">
            <text:list xml:id="list417670690936814844" text:style-name="L103">
              <text:list-item>
                <text:p text:style-name="P129"/>
              </text:list-item>
            </text:list>
          </table:table-cell>
        </table:table-row>
        <table:table-row>
          <table:table-cell table:style-name="表5.B2" office:value-type="string">
            <text:p text:style-name="P10"/>
          </table:table-cell>
          <table:table-cell table:style-name="表5.B2" office:value-type="string">
            <text:p text:style-name="P10">他職：<text:span text:style-name="T2">大工さん</text:span></text:p>
          </table:table-cell>
          <table:table-cell table:style-name="表5.C2" office:value-type="string">
            <text:list xml:id="list1859496182768682119" text:style-name="L104">
              <text:list-item>
                <text:p text:style-name="P130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10">7</text:p>
          </table:table-cell>
          <table:table-cell table:style-name="表5.B2" office:value-type="string">
            <text:p text:style-name="P10">監督さん</text:p>
          </table:table-cell>
          <table:table-cell table:style-name="表5.C2" office:value-type="string">
            <text:list xml:id="list4384355851597059446" text:style-name="L105">
              <text:list-item>
                <text:p text:style-name="P131">薄着。スラブたんとの人。「さみー！」と、たまに口にしている。現場に慣れた風情。若く見える。４０前後か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10">8</text:p>
          </table:table-cell>
          <table:table-cell table:style-name="表5.B2" office:value-type="string">
            <text:p text:style-name="P10">発注者の方</text:p>
          </table:table-cell>
          <table:table-cell table:style-name="表5.C2" office:value-type="string">
            <text:list xml:id="list6705206542106939324" text:style-name="L106">
              <text:list-item>
                <text:p text:style-name="P132">現場に来ていたホクシンの人。１７３ぐらい。大柄。メガメ、あったか。几帳面そうな表情。</text:p>
              </text:list-item>
              <text:list-item>
                <text:p text:style-name="P132">朝、手違いがあったみたいで、自分と酒井さんは、電気からの相番という位置づけで、従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東和からの同僚</text:p>
          </table:table-cell>
          <table:table-cell table:style-name="表5.C2" office:value-type="string">
            <text:list xml:id="list2861263850211366078" text:style-name="L107">
              <text:list-item>
                <text:p text:style-name="P133">酒井さん。電気の相番に、さいとうさん。酒井さんは、以前にも、この現場には来ているとのこと。</text:p>
              </text:list-item>
            </text:list>
          </table:table-cell>
        </table:table-row>
        <table:table-row>
          <table:table-cell table:style-name="表5.A2" office:value-type="float" office:value="9">
            <text:p text:style-name="P10">9</text:p>
          </table:table-cell>
          <table:table-cell table:style-name="表5.B2" office:value-type="string">
            <text:p text:style-name="P10">現場見取り図</text:p>
          </table:table-cell>
          <table:table-cell table:style-name="表5.C2" office:value-type="string">
            <text:p text:style-name="P10"/>
          </table:table-cell>
        </table:table-row>
        <table:table-row>
          <table:table-cell table:style-name="表5.A2" office:value-type="float" office:value="10">
            <text:p text:style-name="P10">10</text:p>
          </table:table-cell>
          <table:table-cell table:style-name="表5.B2" office:value-type="string">
            <text:p text:style-name="P11">段取り</text:p>
          </table:table-cell>
          <table:table-cell table:style-name="表5.C2" office:value-type="string">
            <text:list xml:id="list4839582601093063193" text:style-name="L108">
              <text:list-item>
                <text:p text:style-name="P134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行き帰りでの出来事、見聞</text:p>
          </table:table-cell>
          <table:table-cell table:style-name="表5.C2" office:value-type="string">
            <text:list xml:id="list2373330787944532845" text:style-name="L109">
              <text:list-item>
                <text:p text:style-name="P135"/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周囲の事物</text:p>
          </table:table-cell>
          <table:table-cell table:style-name="表5.C2" office:value-type="string">
            <text:list xml:id="list3132585218241207766" text:style-name="L110">
              <text:list-item>
                <text:p text:style-name="P136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10">11</text:p>
          </table:table-cell>
          <table:table-cell table:style-name="表5.B2" office:value-type="string">
            <text:p text:style-name="P11">その他</text:p>
          </table:table-cell>
          <table:table-cell table:style-name="表5.C2" office:value-type="string">
            <text:list xml:id="list1523878801782315679" text:style-name="L111">
              <text:list-item>
                <text:p text:style-name="P137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10">12</text:p>
          </table:table-cell>
          <table:table-cell table:style-name="表5.B2" office:value-type="string">
            <text:p text:style-name="P11">やってもらったこと</text:p>
          </table:table-cell>
          <table:table-cell table:style-name="表5.C2" office:value-type="string">
            <text:list xml:id="list1650561147386232415" text:style-name="L112">
              <text:list-item>
                <text:p text:style-name="P138">昼休み。詰所で、隣にいた、ベトナム人の土工の人に、午後は何時から始まるか、尋ねる。知らないとのこと。その人が、向かいにいた親方さんらしき人に、何時か、尋ねてくれる。１時から、とのこと。</text:p>
              </text:list-item>
              <text:list-item>
                <text:p text:style-name="P138">サインのとき、上階にいたホクシンの、「在家」さん、詰所まで来てくれる。</text:p>
              </text:list-item>
            </text:list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1">危険予知、危険感知</text:p>
          </table:table-cell>
          <table:table-cell table:style-name="表5.C2" office:value-type="string">
            <text:list xml:id="list5280499999334836605" text:style-name="L113">
              <text:list-item>
                <text:p text:style-name="P139">今回ではないが、以前、２回ぐらい前の回か。圧送のホース。を、載せている、スラブ上の、「ふね」と呼んでいる器具。この器具に、躓くこと、ありうる。丈はそんなにない。なのだろう、周りを見渡すときに、視界に入らない。そして、安全だと判断して、後ずさりする。すると、ぶつかる。これまで、ぶつかったことは、複数回、あり。</text:p>
              </text:list-item>
            </text:list>
          </table:table-cell>
        </table:table-row>
      </table:table>
      <text:p text:style-name="P14"/>
      <text:p text:style-name="P4"><text:soft-page-break/>[/ XXXX] 20210125_144935</text:p>
      <text:p text:style-name="P5"/>
      <text:p text:style-name="P8"/>
      <text:p text:style-name="P2">---------------------------------------------------------------</text:p>
      <text:p text:style-name="P4">[XXX] 20210130_133812</text:p>
      <text:p text:style-name="P14">myself / towa diary / XXX</text:p>
      <text:p text:style-name="P3"><text:span text:style-name="T3">作業日：01</text:span><text:span text:style-name="T5">/29</text:span><text:span text:style-name="T4"> f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10">1</text:p>
          </table:table-cell>
          <table:table-cell table:style-name="表6.B1" office:value-type="string">
            <text:p text:style-name="P10">現場</text:p>
          </table:table-cell>
          <table:table-cell table:style-name="表6.C1" office:value-type="string">
            <text:p text:style-name="P11">武蔵新田Ⅱプロジェクト</text:p>
          </table:table-cell>
        </table:table-row>
        <table:table-row>
          <table:table-cell table:style-name="表6.A2" office:value-type="float" office:value="2">
            <text:p text:style-name="P10">2</text:p>
          </table:table-cell>
          <table:table-cell table:style-name="表6.B2" office:value-type="string">
            <text:p text:style-name="P10">天気</text:p>
          </table:table-cell>
          <table:table-cell table:style-name="表6.C2" office:value-type="string">
            <text:p text:style-name="P11">晴れ</text:p>
          </table:table-cell>
        </table:table-row>
        <table:table-row>
          <table:table-cell table:style-name="表6.A2" office:value-type="float" office:value="3">
            <text:p text:style-name="P10">3</text:p>
          </table:table-cell>
          <table:table-cell table:style-name="表6.B2" office:value-type="string">
            <text:p text:style-name="P10">最寄り</text:p>
          </table:table-cell>
          <table:table-cell table:style-name="表6.C2" office:value-type="string">
            <text:p text:style-name="P11">武蔵新田</text:p>
          </table:table-cell>
        </table:table-row>
        <table:table-row>
          <table:table-cell table:style-name="表6.B2" office:value-type="string">
            <text:p text:style-name="P10">3-2</text:p>
            <text:p text:style-name="P10"/>
          </table:table-cell>
          <table:table-cell table:style-name="表6.B2" office:value-type="string">
            <text:p text:style-name="P11">開始／終了時刻</text:p>
          </table:table-cell>
          <table:table-cell table:style-name="表6.C2" office:value-type="string">
            <text:list xml:id="list7005556725528205541" text:style-name="L114">
              <text:list-item>
                <text:p text:style-name="P140">開始　：　9:05過ぎ、ぐらい</text:p>
              </text:list-item>
              <text:list-item>
                <text:p text:style-name="P140">詰所到着　：　13:45ぐらい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10">4</text:p>
          </table:table-cell>
          <table:table-cell table:style-name="表6.B2" office:value-type="string">
            <text:p text:style-name="P10">他職：ポンプ</text:p>
          </table:table-cell>
          <table:table-cell table:style-name="表6.C2" office:value-type="string">
            <text:list xml:id="list133945426276462655" text:style-name="L115">
              <text:list-item>
                <text:p text:style-name="P141">２人。ともに、５０前後、だったか。日本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10">5</text:p>
          </table:table-cell>
          <table:table-cell table:style-name="表6.B2" office:value-type="string">
            <text:p text:style-name="P10">他職：土工さん</text:p>
          </table:table-cell>
          <table:table-cell table:style-name="表6.C2" office:value-type="string">
            <text:list xml:id="list6240656640130479676" text:style-name="L116">
              <text:list-item>
                <text:p text:style-name="P142">全員、日本人だったか。バイブ、２人。一人は、若い人。３０ぐらいか。１７３ぐらい。もう一人は、６０前後か、小柄。</text:p>
              </text:list-item>
              <text:list-item>
                <text:p text:style-name="P142">若い方の人が、小柄な人のヤッケ。の穴に、指を入れる。小柄な人が、「穴に入れたいんだろうが…」、応じている。</text:p>
              </text:list-item>
              <text:list-item>
                <text:p text:style-name="P142">たたきの人。のうちの一人。朝、朝礼の前、今日打つ場所を、私に聞いてくる。この際には、西、東の両方の棟を打つ、と答える。それに続いて、別の隅で作業をしていた人、検査の人に、打つ範囲を尋ねる。西のみ、とのこと。その旨を、その足で、土工さんに伝える。</text:p>
              </text:list-item>
            </text:list>
          </table:table-cell>
        </table:table-row>
        <table:table-row>
          <table:table-cell table:style-name="表6.A2" office:value-type="float" office:value="6">
            <text:p text:style-name="P10">6</text:p>
          </table:table-cell>
          <table:table-cell table:style-name="表6.B2" office:value-type="string">
            <text:p text:style-name="P10">他職：電気屋さんの相番の人</text:p>
          </table:table-cell>
          <table:table-cell table:style-name="表6.C2" office:value-type="string">
            <text:list xml:id="list2340016235914930697" text:style-name="L117">
              <text:list-item>
                <text:p text:style-name="P143">本職の人。１７０弱。３０前半か。若く見える。終了後、東棟に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>6--2</text:p>
          </table:table-cell>
          <table:table-cell table:style-name="表6.B2" office:value-type="string">
            <text:p text:style-name="P10">他職：<text:span text:style-name="T2">警備</text:span></text:p>
          </table:table-cell>
          <table:table-cell table:style-name="表6.C2" office:value-type="string">
            <text:list xml:id="list2463305027625490878" text:style-name="L118">
              <text:list-item>
                <text:p text:style-name="P144">一人。最後、現場のゲートを出たとき、私が頭を下げると、頷いて、応じてくれた。</text:p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土間屋さん</text:span></text:p>
          </table:table-cell>
          <table:table-cell table:style-name="表6.C2" office:value-type="string">
            <text:list xml:id="list7521032798240824067" text:style-name="L119">
              <text:list-item>
                <text:p text:style-name="P145"/>
              </text:list-item>
            </text:list>
          </table:table-cell>
        </table:table-row>
        <table:table-row>
          <table:table-cell table:style-name="表6.B2" office:value-type="string">
            <text:p text:style-name="P10"/>
          </table:table-cell>
          <table:table-cell table:style-name="表6.B2" office:value-type="string">
            <text:p text:style-name="P10">他職：<text:span text:style-name="T2">大工さん</text:span></text:p>
          </table:table-cell>
          <table:table-cell table:style-name="表6.C2" office:value-type="string">
            <text:list xml:id="list2997782461453213070" text:style-name="L120">
              <text:list-item>
                <text:p text:style-name="P146">２人。ともに、年配の人。西棟の、西北の隅。打っている最中、サポを１本、角材の下に嵌めていた。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10">7</text:p>
          </table:table-cell>
          <table:table-cell table:style-name="表6.B2" office:value-type="string">
            <text:p text:style-name="P10">監督さん</text:p>
          </table:table-cell>
          <table:table-cell table:style-name="表6.C2" office:value-type="string">
            <text:list xml:id="list2395818773071320200" text:style-name="L121">
              <text:list-item>
                <text:p text:style-name="P147">３人。１人は、年配の人。１６５ぐらい。「今日も、いいコンクリートを打ちましょう」、とのこと。＠朝礼。</text:p>
              </text:list-item>
              <text:list-item>
                <text:p text:style-name="P147"><text:soft-page-break/>他の２人、３０半ばか。共に、恰幅よし。司会ではない方の人、以前に、見かけた。現場の向かいに、フレンチの店がある。その現場で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10">8</text:p>
          </table:table-cell>
          <table:table-cell table:style-name="表6.B2" office:value-type="string">
            <text:p text:style-name="P10">発注者の方</text:p>
          </table:table-cell>
          <table:table-cell table:style-name="表6.C2" office:value-type="string">
            <text:list xml:id="list7519454130024662448" text:style-name="L122">
              <text:list-item>
                <text:p text:style-name="P148">終了の連絡。呼び出しのみ。向こうから、折り返してくれる。終了の旨、報告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東和からの同僚</text:p>
          </table:table-cell>
          <table:table-cell table:style-name="表6.C2" office:value-type="string">
            <text:list xml:id="list520366163752087206" text:style-name="L123">
              <text:list-item>
                <text:p text:style-name="P149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10">9</text:p>
          </table:table-cell>
          <table:table-cell table:style-name="表6.B2" office:value-type="string">
            <text:p text:style-name="P10">現場見取り図</text:p>
          </table:table-cell>
          <table:table-cell table:style-name="表6.C2" office:value-type="string">
            <text:p text:style-name="P10"/>
          </table:table-cell>
        </table:table-row>
        <table:table-row>
          <table:table-cell table:style-name="表6.A2" office:value-type="float" office:value="10">
            <text:p text:style-name="P10">10</text:p>
          </table:table-cell>
          <table:table-cell table:style-name="表6.B2" office:value-type="string">
            <text:p text:style-name="P11">段取り</text:p>
          </table:table-cell>
          <table:table-cell table:style-name="表6.C2" office:value-type="string">
            <text:list xml:id="list500006816968200500" text:style-name="L124">
              <text:list-item>
                <text:p text:style-name="P150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行き帰りでの出来事、見聞</text:p>
          </table:table-cell>
          <table:table-cell table:style-name="表6.C2" office:value-type="string">
            <text:list xml:id="list4913927146109198846" text:style-name="L125">
              <text:list-item>
                <text:p text:style-name="P151">多摩川から、蒲田へ行く線。帰路。隣に、白人が座る。男。１８０ぐらい。手に、キックスケーター。マスクをしていない。なにか、ストレスを溜め込んでいる風情。多摩川駅に着く一時前、本をしまって、カートに、頭を持たせる。駅が近づく。立ち上がる。どちらがホーム出口か、確かめる。マスクを降ろして、バンダナで、鼻を拭う。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周囲の事物</text:p>
          </table:table-cell>
          <table:table-cell table:style-name="表6.C2" office:value-type="string">
            <text:list xml:id="list7029131891133293732" text:style-name="L126">
              <text:list-item>
                <text:p text:style-name="P152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10">11</text:p>
          </table:table-cell>
          <table:table-cell table:style-name="表6.B2" office:value-type="string">
            <text:p text:style-name="P11">その他</text:p>
          </table:table-cell>
          <table:table-cell table:style-name="表6.C2" office:value-type="string">
            <text:list xml:id="list1312180147386142607" text:style-name="L127">
              <text:list-item>
                <text:p text:style-name="P153">二子玉川駅。乗降客。女性がほとんど。親子連れ、私の右側、座席を２つぐらい離れて、いる。</text:p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10">12</text:p>
          </table:table-cell>
          <table:table-cell table:style-name="表6.B2" office:value-type="string">
            <text:p text:style-name="P11">やってもらったこと</text:p>
          </table:table-cell>
          <table:table-cell table:style-name="表6.C2" office:value-type="string">
            <text:list xml:id="list1408477141422445536" text:style-name="L128">
              <text:list-item>
                <text:p text:style-name="P154"/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1">危険予知、危険感知</text:p>
          </table:table-cell>
          <table:table-cell table:style-name="表6.C2" office:value-type="string">
            <text:list xml:id="list7043419635618204216" text:style-name="L129">
              <text:list-item>
                <text:p text:style-name="P155">スラブの端点。親綱を渡してある。しかし、上体に力が来れば、綱を越えるだろう。</text:p>
              </text:list-item>
              <text:list-item>
                <text:p text:style-name="P155">トイレ。仮設の枠の上に、設置してある。よく見かける据付形態。出入りの際に、階段を昇降。のときに、階段の踏み板の、端点。ここで、滑ること、まれにあり。</text:p>
              </text:list-item>
            </text:list>
          </table:table-cell>
        </table:table-row>
      </table:table>
      <text:p text:style-name="P14"/>
      <text:p text:style-name="P4">[/ XXXX] </text:p>
      <text:p text:style-name="P5"/>
      <text:p text:style-name="P8"/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2</text:span><text:span text:style-name="T5">/6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0">1</text:p>
          </table:table-cell>
          <table:table-cell table:style-name="表7.B1" office:value-type="string">
            <text:p text:style-name="P10">現場</text:p>
          </table:table-cell>
          <table:table-cell table:style-name="表7.C1" office:value-type="string">
            <text:p text:style-name="P11">国際埠頭　第２貯炭場</text:p>
          </table:table-cell>
        </table:table-row>
        <table:table-row>
          <table:table-cell table:style-name="表7.A2" office:value-type="float" office:value="2">
            <text:p text:style-name="P10">2</text:p>
          </table:table-cell>
          <table:table-cell table:style-name="表7.B2" office:value-type="string">
            <text:p text:style-name="P10">天気</text:p>
          </table:table-cell>
          <table:table-cell table:style-name="表7.C2" office:value-type="string">
            <text:p text:style-name="P11">晴れ</text:p>
          </table:table-cell>
        </table:table-row>
        <text:soft-page-break/>
        <table:table-row>
          <table:table-cell table:style-name="表7.A2" office:value-type="float" office:value="3">
            <text:p text:style-name="P10">3</text:p>
          </table:table-cell>
          <table:table-cell table:style-name="表7.B2" office:value-type="string">
            <text:p text:style-name="P10">最寄り</text:p>
          </table:table-cell>
          <table:table-cell table:style-name="表7.C2" office:value-type="string">
            <text:p text:style-name="P11">根岸駅/かもめ町（バス停）</text:p>
          </table:table-cell>
        </table:table-row>
        <table:table-row>
          <table:table-cell table:style-name="表7.B2" office:value-type="string">
            <text:p text:style-name="P10">3-2</text:p>
            <text:p text:style-name="P10"/>
          </table:table-cell>
          <table:table-cell table:style-name="表7.B2" office:value-type="string">
            <text:p text:style-name="P11">開始／終了時刻</text:p>
          </table:table-cell>
          <table:table-cell table:style-name="表7.C2" office:value-type="string">
            <text:list xml:id="list5609786743121191043" text:style-name="L130">
              <text:list-item>
                <text:p text:style-name="P156">開始　：　８：４０ぐらい</text:p>
              </text:list-item>
              <text:list-item>
                <text:p text:style-name="P156">詰所到着　：　１４：０５ぐらいか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10">4</text:p>
          </table:table-cell>
          <table:table-cell table:style-name="表7.B2" office:value-type="string">
            <text:p text:style-name="P10">他職：ポンプ</text:p>
          </table:table-cell>
          <table:table-cell table:style-name="表7.C2" office:value-type="string">
            <text:list xml:id="list3492898304725765444" text:style-name="L131">
              <text:list-item>
                <text:p text:style-name="P157">那須産業。２名。ともに、日本人</text:p>
              </text:list-item>
              <text:list-item>
                <text:p text:style-name="P157">コントローラ担当の人。年配の人。以前にも、一緒になっている。１６５少し。顔は日に焼けている。シワ有り。落ち着いている。</text:p>
              </text:list-item>
              <text:list-item>
                <text:p text:style-name="P157">もう一人。４０前後か。若く見える。１６５ぐらい。手馴れている。愛嬌を出している。子供がいるらしい。２歳とか、話していたか、土工の親方さんと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0">5</text:p>
          </table:table-cell>
          <table:table-cell table:style-name="表7.B2" office:value-type="string">
            <text:p text:style-name="P10">他職：土工さん</text:p>
          </table:table-cell>
          <table:table-cell table:style-name="表7.C2" office:value-type="string">
            <text:list xml:id="list630439956596697977" text:style-name="L132">
              <text:list-item>
                <text:p text:style-name="P158">以前にも、一緒になった。横浜、新子安の現場。メガネあり。前歯が抜け落ちている。目の周り、やけどの跡。</text:p>
              </text:list-item>
              <text:list-item>
                <text:p text:style-name="P158">「やまぐち」さん、だったか。バイブ担当。１６５ぐらい。小柄。顔のつくりは、きりりとしている。常に、忙しなく動いている。ヒステリックな言動、頻繁。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10">6</text:p>
          </table:table-cell>
          <table:table-cell table:style-name="表7.B2" office:value-type="string">
            <text:p text:style-name="P10">他職：電気屋さんの相番の人</text:p>
          </table:table-cell>
          <table:table-cell table:style-name="表7.C2" office:value-type="string">
            <text:list xml:id="list1654416496082137154" text:style-name="L133">
              <text:list-item>
                <text:p text:style-name="P159">「くさ〇〇」さん、だったか。年配の人。目が、ややヤブ睨み。相番専門の人か。なにか、神経に異変のあるような、受け答え。色覚の異常か何か、か。意識は、はっきりしていると見受ける。</text:p>
              </text:list-item>
            </text:list>
          </table:table-cell>
        </table:table-row>
        <table:table-row>
          <table:table-cell table:style-name="表7.B2" office:value-type="string">
            <text:p text:style-name="P10">6--2</text:p>
          </table:table-cell>
          <table:table-cell table:style-name="表7.B2" office:value-type="string">
            <text:p text:style-name="P10">他職：<text:span text:style-name="T2">警備</text:span></text:p>
          </table:table-cell>
          <table:table-cell table:style-name="表7.C2" office:value-type="string">
            <text:list xml:id="list8330847997460038574" text:style-name="L134">
              <text:list-item>
                <text:p text:style-name="P160"/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土間屋さん</text:span></text:p>
          </table:table-cell>
          <table:table-cell table:style-name="表7.C2" office:value-type="string">
            <text:list xml:id="list7179843182413761023" text:style-name="L135">
              <text:list-item>
                <text:p text:style-name="P161">２人か。年配の人。もう一人、３０半ばか。やや、小柄。結婚指輪、あり。</text:p>
              </text:list-item>
            </text:list>
          </table:table-cell>
        </table:table-row>
        <table:table-row>
          <table:table-cell table:style-name="表7.B2" office:value-type="string">
            <text:p text:style-name="P10"/>
          </table:table-cell>
          <table:table-cell table:style-name="表7.B2" office:value-type="string">
            <text:p text:style-name="P10">他職：<text:span text:style-name="T2">大工さん</text:span></text:p>
          </table:table-cell>
          <table:table-cell table:style-name="表7.C2" office:value-type="string">
            <text:list xml:id="list5519695531781647053" text:style-name="L136">
              <text:list-item>
                <text:p text:style-name="P162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0">7</text:p>
          </table:table-cell>
          <table:table-cell table:style-name="表7.B2" office:value-type="string">
            <text:p text:style-name="P10">監督さん</text:p>
          </table:table-cell>
          <table:table-cell table:style-name="表7.C2" office:value-type="string">
            <text:list xml:id="list2280255060953614305" text:style-name="L137">
              <text:list-item>
                <text:p text:style-name="P163">３人ぐらい、代わる代わる、監督に来たか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0">8</text:p>
          </table:table-cell>
          <table:table-cell table:style-name="表7.B2" office:value-type="string">
            <text:p text:style-name="P10">発注者の方</text:p>
          </table:table-cell>
          <table:table-cell table:style-name="表7.C2" office:value-type="string">
            <text:list xml:id="list7307795207376343705" text:style-name="L138">
              <text:list-item>
                <text:p text:style-name="P164">千葉さん。朝、車で駅に来てくれる。相番の間、事務所の中で、仕事。机の上のパソコンに、図面が開かれている。昼の休憩時、目撃。この会社に入ってから、図面の見方など、憶えた由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東和からの同僚</text:p>
          </table:table-cell>
          <table:table-cell table:style-name="表7.C2" office:value-type="string">
            <text:list xml:id="list7362585186982651944" text:style-name="L139">
              <text:list-item>
                <text:p text:style-name="P165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10">9</text:p>
          </table:table-cell>
          <table:table-cell table:style-name="表7.B2" office:value-type="string">
            <text:p text:style-name="P10">現場見取り図</text:p>
          </table:table-cell>
          <table:table-cell table:style-name="表7.C2" office:value-type="string">
            <text:p text:style-name="P10"/>
          </table:table-cell>
        </table:table-row>
        <table:table-row>
          <table:table-cell table:style-name="表7.A2" office:value-type="float" office:value="10">
            <text:p text:style-name="P10">10</text:p>
          </table:table-cell>
          <table:table-cell table:style-name="表7.B2" office:value-type="string">
            <text:p text:style-name="P11">段取り</text:p>
          </table:table-cell>
          <table:table-cell table:style-name="表7.C2" office:value-type="string">
            <text:list xml:id="list4373801337633953365" text:style-name="L140">
              <text:list-item>
                <text:p text:style-name="P166">打設範囲は、細長い、長方形。３回。３回目に、スラブ上げ。１回目。柱の打設時。シュートを使う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行き帰りでの出来事、<text:soft-page-break/>見聞</text:p>
          </table:table-cell>
          <table:table-cell table:style-name="表7.C2" office:value-type="string">
            <text:list xml:id="list1425169571809589690" text:style-name="L141">
              <text:list-item>
                <text:p text:style-name="P167">帰路のバス。かもめ町から、３つぐらい過ぎたバス停か。若者、男性、３人ほど、乗ってくる。顔立ちを見る。ベトナムの人間か。むっとした表情。無言。</text:p>
              </text:list-item>
              <text:list-item>
                <text:p text:style-name="P167"><text:soft-page-break/>これも、帰路。宮前平駅からの坂道。小学校前の交差点。の手前の、白い壁のマンション。の、脇を歩いているとき。前方ん、３メートルぐらいか、夫婦連れ。夫が、赤ん坊を抱いていたか。夫人は、カートを押している。夫は、カンカン帽に似た帽子を被る。夫人は、ワンピース。「ゆったりした」という形容が合っているか。そのひと組に目を遣っている最中、「俺には、無理だ」、という悟りが、落ちてくる。何が「無理」か。この男性、夫をやっている人。この人と、同じような道を歩き、同じような言葉を話し、同じような考えを頭に抱いていると、おそらく、私も、この男性と同じ場所に、こうして、歩いていられる。しかし、その状況にいたった瞬間、その場所から、周囲を見る。すると、俺は、おそらく、死にたくなる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周囲の事物</text:p>
          </table:table-cell>
          <table:table-cell table:style-name="表7.C2" office:value-type="string">
            <text:list xml:id="list7792014865515320559" text:style-name="L142">
              <text:list-item>
                <text:p text:style-name="P168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10">11</text:p>
          </table:table-cell>
          <table:table-cell table:style-name="表7.B2" office:value-type="string">
            <text:p text:style-name="P11">その他</text:p>
          </table:table-cell>
          <table:table-cell table:style-name="表7.C2" office:value-type="string">
            <text:list xml:id="list3935787119612629384" text:style-name="L143">
              <text:list-item>
                <text:p text:style-name="P169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10">12</text:p>
          </table:table-cell>
          <table:table-cell table:style-name="表7.B2" office:value-type="string">
            <text:p text:style-name="P11">やってもらったこと</text:p>
          </table:table-cell>
          <table:table-cell table:style-name="表7.C2" office:value-type="string">
            <text:list xml:id="list8493704724667560413" text:style-name="L144">
              <text:list-item>
                <text:p text:style-name="P170">川本の千葉さん。打設の終盤、現場に来ていた。最後、相番の役目は終わっていたが、いましばらく、とどまっていた。そして、土工の親方さんに挨拶。足場階段へ向かう。と、階段の<text:ruby text:style-name="Ru1"><text:ruby-base>上</text:ruby-base><text:ruby-text>のぼ</text:ruby-text></text:ruby>り口に、千葉さんを発見する。待たしてしまった。</text:p>
              </text:list-item>
            </text:list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11">危険予知、危険感知</text:p>
          </table:table-cell>
          <table:table-cell table:style-name="表7.C2" office:value-type="string">
            <text:list xml:id="list8452779391788014715" text:style-name="L145">
              <text:list-item>
                <text:p text:style-name="P171">打設箇所には、腰よりも高い位置まで、足場のフレームが架けてある。しかし、ある程度よりも強い力が上体にかかれば、上体は、その枠棒を越えてしまうだろう。</text:p>
              </text:list-item>
            </text:list>
          </table:table-cell>
        </table:table-row>
      </table:table>
      <text:p text:style-name="P14"/>
      <text:p text:style-name="P4">[/ XXXX] 20210207_151014</text:p>
      <text:p text:style-name="P5"/>
      <text:p text:style-name="P8"/>
      <text:p text:style-name="P2">---------------------------------------------------------------</text:p>
      <text:p text:style-name="P4">[XXX] 20210214_151819</text:p>
      <text:p text:style-name="P14">myself / towa diary / XXX</text:p>
      <text:p text:style-name="P3"><text:span text:style-name="T3">作業日：2</text:span><text:span text:style-name="T5">/13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0">1</text:p>
          </table:table-cell>
          <table:table-cell table:style-name="表8.B1" office:value-type="string">
            <text:p text:style-name="P10">現場</text:p>
          </table:table-cell>
          <table:table-cell table:style-name="表8.C1" office:value-type="string">
            <text:p text:style-name="P11">新宿区四谷坂町計画</text:p>
          </table:table-cell>
        </table:table-row>
        <table:table-row>
          <table:table-cell table:style-name="表8.A2" office:value-type="float" office:value="2">
            <text:p text:style-name="P10">2</text:p>
          </table:table-cell>
          <table:table-cell table:style-name="表8.B2" office:value-type="string">
            <text:p text:style-name="P10">天気</text:p>
          </table:table-cell>
          <table:table-cell table:style-name="表8.C2" office:value-type="string">
            <text:p text:style-name="P11">晴れ</text:p>
          </table:table-cell>
        </table:table-row>
        <table:table-row>
          <table:table-cell table:style-name="表8.A2" office:value-type="float" office:value="3">
            <text:p text:style-name="P10">3</text:p>
          </table:table-cell>
          <table:table-cell table:style-name="表8.B2" office:value-type="string">
            <text:p text:style-name="P10">最寄り</text:p>
          </table:table-cell>
          <table:table-cell table:style-name="表8.C2" office:value-type="string">
            <text:p text:style-name="P11">曙橋駅</text:p>
          </table:table-cell>
        </table:table-row>
        <table:table-row>
          <table:table-cell table:style-name="表8.B2" office:value-type="string">
            <text:p text:style-name="P10">3-2</text:p>
            <text:p text:style-name="P10"/>
          </table:table-cell>
          <table:table-cell table:style-name="表8.B2" office:value-type="string">
            <text:p text:style-name="P11">開始／終了時刻</text:p>
          </table:table-cell>
          <table:table-cell table:style-name="表8.C2" office:value-type="string">
            <text:list xml:id="list8000010883736417856" text:style-name="L178">
              <text:list-item>
                <text:p text:style-name="P202">開始　：　１０：０５ぐらい</text:p>
              </text:list-item>
              <text:list-item>
                <text:p text:style-name="P202">詰所到着　：　13:50ぐらいか。すでに、詰所に根元さんはいた。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10">4</text:p>
          </table:table-cell>
          <table:table-cell table:style-name="表8.B2" office:value-type="string">
            <text:p text:style-name="P10">他職：ポンプ</text:p>
          </table:table-cell>
          <table:table-cell table:style-name="表8.C2" office:value-type="string">
            <text:list xml:id="list8972313568520978804" text:style-name="L146">
              <text:list-item>
                <text:p text:style-name="P172">前回に入ったときと、同じ人たち。２人は、ベトナム人。親方さんらしき人は、日本人。コントローラ、操作。１７５ぐらい。５０前後か。土工のバイブ担当の一人に、肩を叩いたりして、指示を出している。寡黙。怒鳴らない。</text:p>
              </text:list-item>
            </text:list>
          </table:table-cell>
        </table:table-row>
        <text:soft-page-break/>
        <table:table-row>
          <table:table-cell table:style-name="表8.A2" office:value-type="float" office:value="5">
            <text:p text:style-name="P10">5</text:p>
          </table:table-cell>
          <table:table-cell table:style-name="表8.B2" office:value-type="string">
            <text:p text:style-name="P10">他職：土工さん</text:p>
          </table:table-cell>
          <table:table-cell table:style-name="表8.C2" office:value-type="string">
            <text:list xml:id="list2381613881951278015" text:style-name="L147">
              <text:list-item>
                <text:p text:style-name="P173">叩きの人、一人、日本人。他は、ベトナム人か。バイブ２人。私が受け持ったバイブの人、最後、私が挨拶すると、「お疲れ様でした」、と応じ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10">6</text:p>
          </table:table-cell>
          <table:table-cell table:style-name="表8.B2" office:value-type="string">
            <text:p text:style-name="P10">他職：電気屋さんの相番の人</text:p>
          </table:table-cell>
          <table:table-cell table:style-name="表8.C2" office:value-type="string">
            <text:list xml:id="list2881488659049938793" text:style-name="L148">
              <text:list-item>
                <text:p text:style-name="P174">東和から。<text:ruby text:style-name="Ru1"><text:ruby-base>井出原</text:ruby-base><text:ruby-text>いではら</text:ruby-text></text:ruby>さん。帰り、電車、一緒になる。氏は、溝の口で降りる。そこからバス。清水台に住んでいる。九州が出身。</text:p>
              </text:list-item>
            </text:list>
          </table:table-cell>
        </table:table-row>
        <table:table-row>
          <table:table-cell table:style-name="表8.B2" office:value-type="string">
            <text:p text:style-name="P10">6--2</text:p>
          </table:table-cell>
          <table:table-cell table:style-name="表8.B2" office:value-type="string">
            <text:p text:style-name="P10">他職：<text:span text:style-name="T2">警備</text:span></text:p>
          </table:table-cell>
          <table:table-cell table:style-name="表8.C2" office:value-type="string">
            <text:list xml:id="list8232326070953285654" text:style-name="L149">
              <text:list-item>
                <text:p text:style-name="P175">３人。一人は、職長の人。前回にもいた、年配か、女の人。左の薬指、太めの指輪。結婚指輪。</text:p>
              </text:list-item>
              <text:list-item>
                <text:p text:style-name="P175">他の２人。一人は、女の人。若いか。３０前後か。１６０弱か、小柄。声が、透き通っている。目が、クリッとしている。腰周り、太い。</text:p>
              </text:list-item>
              <text:list-item>
                <text:p text:style-name="P175">３人目は、男の人。赤ら顔。６０前後か。目が小さい。顔は、笑い顔。よく喋る。朗らか。町田から来ている。新宿で、乗換。応援で来ている。今日は、コンクリが終われば、早めに上がれるかも知れず、とのこと。</text:p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土間屋さん</text:span></text:p>
          </table:table-cell>
          <table:table-cell table:style-name="表8.C2" office:value-type="string">
            <text:list xml:id="list3567834591227067123" text:style-name="L150">
              <text:list-item>
                <text:p text:style-name="P176">２人。一人は、３０半ばか。１７５ぐらい。ガタイがいい。メガネ、あり（だったか）。私には、敬語。何か、心の芯に、脆さがある。と、見受ける。</text:p>
              </text:list-item>
            </text:list>
          </table:table-cell>
        </table:table-row>
        <table:table-row>
          <table:table-cell table:style-name="表8.B2" office:value-type="string">
            <text:p text:style-name="P10"/>
          </table:table-cell>
          <table:table-cell table:style-name="表8.B2" office:value-type="string">
            <text:p text:style-name="P10">他職：<text:span text:style-name="T2">大工さん</text:span></text:p>
          </table:table-cell>
          <table:table-cell table:style-name="表8.C2" office:value-type="string">
            <text:list xml:id="list5827607780129181257" text:style-name="L151">
              <text:list-item>
                <text:p text:style-name="P177">前回にもいた。６０前後、１６５ぐらい、やや小柄。赤いヘルメット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0">7</text:p>
          </table:table-cell>
          <table:table-cell table:style-name="表8.B2" office:value-type="string">
            <text:p text:style-name="P10">監督さん</text:p>
          </table:table-cell>
          <table:table-cell table:style-name="表8.C2" office:value-type="string">
            <text:list xml:id="list811471839696953579" text:style-name="L152">
              <text:list-item>
                <text:p text:style-name="P178">「みやもと」さん。腹が出ている。３０歳、とのこと。もう一人の、若い監督さんが、誰か職人さんに、話していた。この人も、３０歳、同い年、とのこと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0">8</text:p>
          </table:table-cell>
          <table:table-cell table:style-name="表8.B2" office:value-type="string">
            <text:p text:style-name="P10">発注者の方</text:p>
          </table:table-cell>
          <table:table-cell table:style-name="表8.C2" office:value-type="string">
            <text:list xml:id="list5236598259119737748" text:style-name="L153">
              <text:list-item>
                <text:p text:style-name="P179">根元さん。朝、またコーヒーをもらった。着替えを済ませたあと、仮眠。のあと、詰所の扉を出たら、こちらへ歩いてくるところだった。昼、腰を下ろす場所を探していたら、すれ違う。「あそこなんか、いいんじゃないか？」と、提案してくれ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東和からの同僚</text:p>
          </table:table-cell>
          <table:table-cell table:style-name="表8.C2" office:value-type="string">
            <text:list xml:id="list1092671821696201531" text:style-name="L154">
              <text:list-item>
                <text:p text:style-name="P180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10">9</text:p>
          </table:table-cell>
          <table:table-cell table:style-name="表8.B2" office:value-type="string">
            <text:p text:style-name="P10">現場見取り図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float" office:value="10">
            <text:p text:style-name="P10">10</text:p>
          </table:table-cell>
          <table:table-cell table:style-name="表8.B2" office:value-type="string">
            <text:p text:style-name="P11">段取り</text:p>
          </table:table-cell>
          <table:table-cell table:style-name="表8.C2" office:value-type="string">
            <text:list xml:id="list4958489833460318351" text:style-name="L155">
              <text:list-item>
                <text:p text:style-name="P181"/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行き帰りでの出来事、見聞</text:p>
          </table:table-cell>
          <table:table-cell table:style-name="表8.C2" office:value-type="string">
            <text:list xml:id="list851594055979305855" text:style-name="L156">
              <text:list-item>
                <text:p text:style-name="P182">田園都市線。乗ったのは、急行。溝の口が近い頃、目が覚める。隣の出原さんが、これは急行だから、そのまま乗っていくか、あるいは…と、忠告してくれる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周囲の事物</text:p>
          </table:table-cell>
          <table:table-cell table:style-name="表8.C2" office:value-type="string">
            <text:list xml:id="list8633998114535250868" text:style-name="L157">
              <text:list-item>
                <text:p text:style-name="P183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10">11</text:p>
          </table:table-cell>
          <table:table-cell table:style-name="表8.B2" office:value-type="string">
            <text:p text:style-name="P11">その他</text:p>
          </table:table-cell>
          <table:table-cell table:style-name="表8.C2" office:value-type="string">
            <text:list xml:id="list4484912952586496025" text:style-name="L158">
              <text:list-item>
                <text:p text:style-name="P184"/>
              </text:list-item>
            </text:list>
          </table:table-cell>
        </table:table-row>
        <text:soft-page-break/>
        <table:table-row>
          <table:table-cell table:style-name="表8.A2" office:value-type="float" office:value="12">
            <text:p text:style-name="P10">12</text:p>
          </table:table-cell>
          <table:table-cell table:style-name="表8.B2" office:value-type="string">
            <text:p text:style-name="P11">やってもらったこと</text:p>
          </table:table-cell>
          <table:table-cell table:style-name="表8.C2" office:value-type="string">
            <text:list xml:id="list2311737080884518325" text:style-name="L159">
              <text:list-item>
                <text:p text:style-name="P185">根元さんから、コーヒー。出原さんから、急行の件。</text:p>
              </text:list-item>
            </text:list>
          </table:table-cell>
        </table:table-row>
        <table:table-row>
          <table:table-cell table:style-name="表8.A2">
            <text:p text:style-name="P10"/>
          </table:table-cell>
          <table:table-cell table:style-name="表8.B2" office:value-type="string">
            <text:p text:style-name="P11">危険予知、危険感知</text:p>
          </table:table-cell>
          <table:table-cell table:style-name="表8.C2" office:value-type="string">
            <text:list xml:id="list5275509758270708160" text:style-name="L160">
              <text:list-item>
                <text:p text:style-name="P186">前回の、どこかの現場だったか。自分が持っている、バイブの線。が、ボイドの一つを一巻きしている状態。知らずに、線を引っ張った瞬間に、その状態に気づく。急いで、線をさらに、上に引き上げる。ボイドから外れる。大事には至らない。ヒヤリとした。</text:p>
              </text:list-item>
            </text:list>
          </table:table-cell>
        </table:table-row>
      </table:table>
      <text:p text:style-name="P14"/>
      <text:p text:style-name="P4">[/ XXXX] 20210214_153645</text:p>
      <text:p text:style-name="P14"/>
      <text:p text:style-name="P8">@@@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0">現場</text:p>
          </table:table-cell>
          <table:table-cell table:style-name="表9.C1" office:value-type="string">
            <text:p text:style-name="P11"/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0">天気</text:p>
          </table:table-cell>
          <table:table-cell table:style-name="表9.C2" office:value-type="string">
            <text:p text:style-name="P11"/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0">最寄り</text:p>
          </table:table-cell>
          <table:table-cell table:style-name="表9.C2" office:value-type="string">
            <text:p text:style-name="P11"/>
          </table:table-cell>
        </table:table-row>
        <table:table-row>
          <table:table-cell table:style-name="表9.B2" office:value-type="string">
            <text:p text:style-name="P10">3-2</text:p>
            <text:p text:style-name="P10"/>
          </table:table-cell>
          <table:table-cell table:style-name="表9.B2" office:value-type="string">
            <text:p text:style-name="P11">開始／終了時刻</text:p>
          </table:table-cell>
          <table:table-cell table:style-name="表9.C2" office:value-type="string">
            <text:list xml:id="list35582831" text:continue-list="list7597388112089966746" text:style-name="L17">
              <text:list-item>
                <text:p text:style-name="P43">開始</text:p>
              </text:list-item>
              <text:list-item>
                <text:p text:style-name="P43">詰所到着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10">4</text:p>
          </table:table-cell>
          <table:table-cell table:style-name="表9.B2" office:value-type="string">
            <text:p text:style-name="P10">他職：ポンプ</text:p>
          </table:table-cell>
          <table:table-cell table:style-name="表9.C2" office:value-type="string">
            <text:list xml:id="list6280727666628276444" text:style-name="L179">
              <text:list-item>
                <text:p text:style-name="P203"/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0">5</text:p>
          </table:table-cell>
          <table:table-cell table:style-name="表9.B2" office:value-type="string">
            <text:p text:style-name="P10">他職：土工さん</text:p>
          </table:table-cell>
          <table:table-cell table:style-name="表9.C2" office:value-type="string">
            <text:list xml:id="list771740987081827947" text:style-name="L180">
              <text:list-item>
                <text:p text:style-name="P204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0">6</text:p>
          </table:table-cell>
          <table:table-cell table:style-name="表9.B2" office:value-type="string">
            <text:p text:style-name="P10">他職：電気屋さんの相番の人</text:p>
          </table:table-cell>
          <table:table-cell table:style-name="表9.C2" office:value-type="string">
            <text:list xml:id="list453234194124485156" text:style-name="L181">
              <text:list-item>
                <text:p text:style-name="P205"/>
              </text:list-item>
            </text:list>
          </table:table-cell>
        </table:table-row>
        <table:table-row>
          <table:table-cell table:style-name="表9.B2" office:value-type="string">
            <text:p text:style-name="P10">6--2</text:p>
          </table:table-cell>
          <table:table-cell table:style-name="表9.B2" office:value-type="string">
            <text:p text:style-name="P10">他職：<text:span text:style-name="T2">警備</text:span></text:p>
          </table:table-cell>
          <table:table-cell table:style-name="表9.C2" office:value-type="string">
            <text:list xml:id="list1963416810768260473" text:style-name="L182">
              <text:list-item>
                <text:p text:style-name="P206"/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pan text:style-name="T2">土間屋さん</text:span></text:p>
          </table:table-cell>
          <table:table-cell table:style-name="表9.C2" office:value-type="string">
            <text:list xml:id="list3643559251975093240" text:style-name="L183">
              <text:list-item>
                <text:p text:style-name="P207"/>
              </text:list-item>
            </text:list>
          </table:table-cell>
        </table:table-row>
        <table:table-row>
          <table:table-cell table:style-name="表9.B2" office:value-type="string">
            <text:p text:style-name="P10"/>
          </table:table-cell>
          <table:table-cell table:style-name="表9.B2" office:value-type="string">
            <text:p text:style-name="P10">他職：<text:soft-page-break/><text:span text:style-name="T2">大工さん</text:span></text:p>
          </table:table-cell>
          <table:table-cell table:style-name="表9.C2" office:value-type="string">
            <text:list xml:id="list3281720323153119795" text:style-name="L184">
              <text:list-item>
                <text:p text:style-name="P208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10">7</text:p>
          </table:table-cell>
          <table:table-cell table:style-name="表9.B2" office:value-type="string">
            <text:p text:style-name="P10">監督さん</text:p>
          </table:table-cell>
          <table:table-cell table:style-name="表9.C2" office:value-type="string">
            <text:list xml:id="list4817656934939076126" text:style-name="L185">
              <text:list-item>
                <text:p text:style-name="P209"/>
              </text:list-item>
            </text:list>
          </table:table-cell>
        </table:table-row>
        <table:table-row>
          <table:table-cell table:style-name="表9.A2" office:value-type="float" office:value="8">
            <text:p text:style-name="P10">8</text:p>
          </table:table-cell>
          <table:table-cell table:style-name="表9.B2" office:value-type="string">
            <text:p text:style-name="P10">発注者の方</text:p>
          </table:table-cell>
          <table:table-cell table:style-name="表9.C2" office:value-type="string">
            <text:list xml:id="list7683039451373304314" text:style-name="L186">
              <text:list-item>
                <text:p text:style-name="P210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東和からの同僚</text:p>
          </table:table-cell>
          <table:table-cell table:style-name="表9.C2" office:value-type="string">
            <text:list xml:id="list2103666980858594563" text:style-name="L187">
              <text:list-item>
                <text:p text:style-name="P211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10">9</text:p>
          </table:table-cell>
          <table:table-cell table:style-name="表9.B2" office:value-type="string">
            <text:p text:style-name="P10">現場見取り図</text:p>
          </table:table-cell>
          <table:table-cell table:style-name="表9.C2" office:value-type="string">
            <text:p text:style-name="P10"/>
          </table:table-cell>
        </table:table-row>
        <table:table-row>
          <table:table-cell table:style-name="表9.A2" office:value-type="float" office:value="10">
            <text:p text:style-name="P10">10</text:p>
          </table:table-cell>
          <table:table-cell table:style-name="表9.B2" office:value-type="string">
            <text:p text:style-name="P11">段取り</text:p>
          </table:table-cell>
          <table:table-cell table:style-name="表9.C2" office:value-type="string">
            <text:list xml:id="list4289289250764181735" text:style-name="L188">
              <text:list-item>
                <text:p text:style-name="P212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行き帰りでの出来事、見聞</text:p>
          </table:table-cell>
          <table:table-cell table:style-name="表9.C2" office:value-type="string">
            <text:list xml:id="list4039959302195400232" text:style-name="L189">
              <text:list-item>
                <text:p text:style-name="P213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周囲の事物</text:p>
          </table:table-cell>
          <table:table-cell table:style-name="表9.C2" office:value-type="string">
            <text:list xml:id="list5197210760675699060" text:style-name="L190">
              <text:list-item>
                <text:p text:style-name="P214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10">11</text:p>
          </table:table-cell>
          <table:table-cell table:style-name="表9.B2" office:value-type="string">
            <text:p text:style-name="P11">その他</text:p>
          </table:table-cell>
          <table:table-cell table:style-name="表9.C2" office:value-type="string">
            <text:list xml:id="list8355566771443632538" text:style-name="L191">
              <text:list-item>
                <text:p text:style-name="P215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10">12</text:p>
          </table:table-cell>
          <table:table-cell table:style-name="表9.B2" office:value-type="string">
            <text:p text:style-name="P11">やってもらったこと</text:p>
          </table:table-cell>
          <table:table-cell table:style-name="表9.C2" office:value-type="string">
            <text:list xml:id="list7870790379044713181" text:style-name="L192">
              <text:list-item>
                <text:p text:style-name="P216"/>
              </text:list-item>
            </text:list>
          </table:table-cell>
        </table:table-row>
        <table:table-row>
          <table:table-cell table:style-name="表9.A2">
            <text:p text:style-name="P10"/>
          </table:table-cell>
          <table:table-cell table:style-name="表9.B2" office:value-type="string">
            <text:p text:style-name="P11">危険予知、危険感知</text:p>
          </table:table-cell>
          <table:table-cell table:style-name="表9.C2" office:value-type="string">
            <text:list xml:id="list5277653185865561108" text:style-name="L193">
              <text:list-item>
                <text:p text:style-name="P217"/>
              </text:list-item>
            </text:list>
          </table:table-cell>
        </table:table-row>
      </table:table>
      <text:p text:style-name="P14"/>
      <text:p text:style-name="P4">[/ XXXX] </text:p>
      <text:p text:style-name="P1"/>
      <text:p text:style-name="P1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4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0">1</text:p>
          </table:table-cell>
          <table:table-cell table:style-name="表13.B1" office:value-type="string">
            <text:p text:style-name="P10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10">2</text:p>
          </table:table-cell>
          <table:table-cell table:style-name="表13.B2" office:value-type="string">
            <text:p text:style-name="P10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10">3</text:p>
          </table:table-cell>
          <table:table-cell table:style-name="表13.B2" office:value-type="string">
            <text:p text:style-name="P10">最寄り</text:p>
          </table:table-cell>
          <table:table-cell table:style-name="表13.C2" office:value-type="string">
            <text:p text:style-name="P11"/>
          </table:table-cell>
        </table:table-row>
        <text:soft-page-break/>
        <table:table-row>
          <table:table-cell table:style-name="表13.B2" office:value-type="string">
            <text:p text:style-name="P10">3-2</text:p>
            <text:p text:style-name="P10"/>
          </table:table-cell>
          <table:table-cell table:style-name="表13.B2" office:value-type="string">
            <text:p text:style-name="P11">開始／終了時刻</text:p>
          </table:table-cell>
          <table:table-cell table:style-name="表13.C2" office:value-type="string">
            <text:list xml:id="list35589690" text:continue-list="list35582831" text:style-name="L17">
              <text:list-item>
                <text:p text:style-name="P43">開始</text:p>
              </text:list-item>
              <text:list-item>
                <text:p text:style-name="P43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0">4</text:p>
          </table:table-cell>
          <table:table-cell table:style-name="表13.B2" office:value-type="string">
            <text:p text:style-name="P10">他職：ポンプ</text:p>
          </table:table-cell>
          <table:table-cell table:style-name="表13.C2" office:value-type="string">
            <text:list xml:id="list592127949782188767" text:style-name="L161">
              <text:list-item>
                <text:p text:style-name="P18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10">5</text:p>
          </table:table-cell>
          <table:table-cell table:style-name="表13.B2" office:value-type="string">
            <text:p text:style-name="P10">他職：土工さん</text:p>
          </table:table-cell>
          <table:table-cell table:style-name="表13.C2" office:value-type="string">
            <text:list xml:id="list4813502140482346910" text:style-name="L162">
              <text:list-item>
                <text:p text:style-name="P188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0">6</text:p>
          </table:table-cell>
          <table:table-cell table:style-name="表13.B2" office:value-type="string">
            <text:p text:style-name="P10">他職：電気屋さんの相番の人</text:p>
          </table:table-cell>
          <table:table-cell table:style-name="表13.C2" office:value-type="string">
            <text:list xml:id="list6389055200198117937" text:style-name="L163">
              <text:list-item>
                <text:p text:style-name="P189"/>
              </text:list-item>
            </text:list>
          </table:table-cell>
        </table:table-row>
        <table:table-row>
          <table:table-cell table:style-name="表13.B2" office:value-type="string">
            <text:p text:style-name="P10">6--2</text:p>
          </table:table-cell>
          <table:table-cell table:style-name="表13.B2" office:value-type="string">
            <text:p text:style-name="P10">他職：<text:span text:style-name="T2">警備</text:span></text:p>
          </table:table-cell>
          <table:table-cell table:style-name="表13.C2" office:value-type="string">
            <text:list xml:id="list5891378898329151026" text:style-name="L164">
              <text:list-item>
                <text:p text:style-name="P190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土間屋</text:span><text:span text:style-name="T2">さん</text:span></text:p>
          </table:table-cell>
          <table:table-cell table:style-name="表13.C2" office:value-type="string">
            <text:list xml:id="list1304679448588811828" text:style-name="L165">
              <text:list-item>
                <text:p text:style-name="P191"/>
              </text:list-item>
            </text:list>
          </table:table-cell>
        </table:table-row>
        <table:table-row>
          <table:table-cell table:style-name="表13.B2" office:value-type="string">
            <text:p text:style-name="P10"/>
          </table:table-cell>
          <table:table-cell table:style-name="表13.B2" office:value-type="string">
            <text:p text:style-name="P10">他職：<text:span text:style-name="T2">大工さん</text:span></text:p>
          </table:table-cell>
          <table:table-cell table:style-name="表13.C2" office:value-type="string">
            <text:list xml:id="list3384803564636065012" text:style-name="L166">
              <text:list-item>
                <text:p text:style-name="P192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10">7</text:p>
          </table:table-cell>
          <table:table-cell table:style-name="表13.B2" office:value-type="string">
            <text:p text:style-name="P10">監督さん</text:p>
          </table:table-cell>
          <table:table-cell table:style-name="表13.C2" office:value-type="string">
            <text:list xml:id="list8576382580843176615" text:style-name="L167">
              <text:list-item>
                <text:p text:style-name="P193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10">8</text:p>
          </table:table-cell>
          <table:table-cell table:style-name="表13.B2" office:value-type="string">
            <text:p text:style-name="P10">発注者の方</text:p>
          </table:table-cell>
          <table:table-cell table:style-name="表13.C2" office:value-type="string">
            <text:list xml:id="list7209211273595585189" text:style-name="L168">
              <text:list-item>
                <text:p text:style-name="P194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東和からの同僚</text:p>
          </table:table-cell>
          <table:table-cell table:style-name="表13.C2" office:value-type="string">
            <text:list xml:id="list5960421792657500943" text:style-name="L169">
              <text:list-item>
                <text:p text:style-name="P195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10">9</text:p>
          </table:table-cell>
          <table:table-cell table:style-name="表13.B2" office:value-type="string">
            <text:p text:style-name="P10">現場見取り図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10">
            <text:p text:style-name="P10">10</text:p>
          </table:table-cell>
          <table:table-cell table:style-name="表13.B2" office:value-type="string">
            <text:p text:style-name="P11">段取り</text:p>
          </table:table-cell>
          <table:table-cell table:style-name="表13.C2" office:value-type="string">
            <text:list xml:id="list1191139103474720050" text:style-name="L170">
              <text:list-item>
                <text:p text:style-name="P196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行き帰りでの出来事、見聞</text:p>
          </table:table-cell>
          <table:table-cell table:style-name="表13.C2" office:value-type="string">
            <text:list xml:id="list2233124000640433093" text:style-name="L171">
              <text:list-item>
                <text:p text:style-name="P197"/>
              </text:list-item>
            </text:list>
          </table:table-cell>
        </table:table-row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周囲の事物</text:p>
          </table:table-cell>
          <table:table-cell table:style-name="表13.C2" office:value-type="string">
            <text:list xml:id="list6509973329175498125" text:style-name="L172">
              <text:list-item>
                <text:p text:style-name="P198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10">11</text:p>
          </table:table-cell>
          <table:table-cell table:style-name="表13.B2" office:value-type="string">
            <text:p text:style-name="P11">その他</text:p>
          </table:table-cell>
          <table:table-cell table:style-name="表13.C2" office:value-type="string">
            <text:list xml:id="list1932005523526479392" text:style-name="L173">
              <text:list-item>
                <text:p text:style-name="P199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10">12</text:p>
          </table:table-cell>
          <table:table-cell table:style-name="表13.B2" office:value-type="string">
            <text:p text:style-name="P11">やってもらったこと</text:p>
          </table:table-cell>
          <table:table-cell table:style-name="表13.C2" office:value-type="string">
            <text:list xml:id="list1149302124001040167" text:style-name="L174">
              <text:list-item>
                <text:p text:style-name="P200"/>
              </text:list-item>
            </text:list>
          </table:table-cell>
        </table:table-row>
        <text:soft-page-break/>
        <table:table-row>
          <table:table-cell table:style-name="表13.A2">
            <text:p text:style-name="P10"/>
          </table:table-cell>
          <table:table-cell table:style-name="表13.B2" office:value-type="string">
            <text:p text:style-name="P11">危険予知、危険感知</text:p>
          </table:table-cell>
          <table:table-cell table:style-name="表13.C2" office:value-type="string">
            <text:list xml:id="list857287661397039285" text:style-name="L175">
              <text:list-item>
                <text:p text:style-name="P201"/>
              </text:list-item>
            </text:list>
          </table:table-cell>
        </table:table-row>
      </table:table>
      <text:p text:style-name="P14"/>
      <text:p text:style-name="P4">[/ XXXX] </text:p>
      <text:p text:style-name="P14"/>
      <text:p text:style-name="P14"/>
      <text:p text:style-name="P14"/>
      <text:p text:style-name="P6">/--------------------------------------------------------------- [TEMPLATE] /</text:p>
      <text:p text:style-name="P15"/>
      <text:p text:style-name="P6">--------------------------------------------------------- [STEPS : start] 20191117_134922</text:p>
      <text:list xml:id="list6956174424286623082" text:style-name="L176">
        <text:list-item>
          <text:p text:style-name="P20">start apps</text:p>
          <text:list>
            <text:list-item>
              <text:p text:style-name="P20">doc (this)</text:p>
            </text:list-item>
            <text:list-item>
              <text:p text:style-name="P20">folder : C:\WORKS_2\WS\WS_Others.miscs\misc_files</text:p>
            </text:list-item>
            <text:list-item>
              <text:p text:style-name="P20">web page</text:p>
              <text:list>
                <text:list-item>
                  <text:p text:style-name="P20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5"/>
      <text:p text:style-name="P6">--------------------------------------------------------- [STEPS : closing] 20191106_154827</text:p>
      <text:list xml:id="list5603869866624201748" text:style-name="L177">
        <text:list-item>
          <text:p text:style-name="P18">close</text:p>
          <text:list>
            <text:list-item>
              <text:p text:style-name="P18">image file</text:p>
            </text:list-item>
            <text:list-item>
              <text:p text:style-name="P18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8">folder : C:\WORKS_2\WS\WS_Others.miscs\misc_files</text:p>
            </text:list-item>
            <text:list-item>
              <text:p text:style-name="P18">this</text:p>
            </text:list-item>
          </text:list>
        </text:list-item>
        <text:list-item>
          <text:p text:style-name="P18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2">###</text:p>
          </table:table-cell>
        </table:table-row>
        <table:table-row>
          <table:table-cell table:style-name="表276.A2" office:value-type="string">
            <text:p text:style-name="P12">r om &amp;&amp; git add -A &amp;&amp; git commit -m "(WS_Others.miscs : diary, towa) periodical updates" &amp;&amp; e &amp;&amp; p</text:p>
          </table:table-cell>
        </table:table-row>
        <table:table-row>
          <table:table-cell table:style-name="表276.A3" office:value-type="string">
            <text:p text:style-name="P12"/>
          </table:table-cell>
        </table:table-row>
        <table:table-row>
          <table:table-cell table:style-name="表276.A3" office:value-type="string">
            <text:p text:style-name="P12">e &amp;&amp; p</text:p>
          </table:table-cell>
        </table:table-row>
        <text:soft-page-break/>
        <table:table-row>
          <table:table-cell table:style-name="表276.A3" office:value-type="string">
            <text:p text:style-name="P12"/>
          </table:table-cell>
        </table:table-row>
      </table:table>
      <text:list xml:id="list35597920" text:continue-numbering="true" text:style-name="L177">
        <text:list-item>
          <text:p text:style-name="P17"/>
        </text:list-item>
      </text:list>
      <text:p text:style-name="P15">/ <text:span text:style-name="T1">------------------------------------------------------ [STEPS : closing] 20191106_154827 /</text:span></text:p>
      <text:p text:style-name="P15"/>
      <text:p text:style-name="P1">================= EOF =================</text:p>
      <text:p text:style-name="P1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1-02-14T15:37:21.12</dc:date>
    <dc:creator>iwabuchi ken</dc:creator>
    <meta:editing-duration>P1DT9H18S</meta:editing-duration>
    <meta:editing-cycles>221</meta:editing-cycles>
    <meta:generator>OpenOffice/4.1.3$Win32 OpenOffice.org_project/413m1$Build-9783</meta:generator>
    <meta:document-statistic meta:table-count="13" meta:image-count="0" meta:object-count="0" meta:page-count="22" meta:paragraph-count="687" meta:word-count="11571" meta:character-count="14360"/>
  </office:meta>
</office:document-meta>
</file>